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ext-properties style:text-underline-style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M-M-1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9203" calcext:value-type="float">
            <text:p>0,299203</text:p>
          </table:table-cell>
          <table:table-cell office:value-type="float" office:value="500" calcext:value-type="float">
            <text:p>500</text:p>
          </table:table-cell>
          <table:table-cell office:value-type="float" office:value="0.427441" calcext:value-type="float">
            <text:p>0,427441</text:p>
          </table:table-cell>
          <table:table-cell table:style-name="ce1" office:value-type="float" office:value="18383205" calcext:value-type="float">
            <text:p>18383205</text:p>
          </table:table-cell>
          <table:table-cell office:value-type="float" office:value="7.38037" calcext:value-type="float">
            <text:p>7,38037</text:p>
          </table:table-cell>
          <table:table-cell office:value-type="float" office:value="1756" calcext:value-type="float">
            <text:p>1756</text:p>
          </table:table-cell>
          <table:table-cell office:value-type="float" office:value="9.69952" calcext:value-type="float">
            <text:p>9,69952</text:p>
          </table:table-cell>
          <table:table-cell table:style-name="ce1" office:value-type="float" office:value="316888292" calcext:value-type="float">
            <text:p>316888292</text:p>
          </table:table-cell>
          <table:table-cell office:value-type="float" office:value="0.404505" calcext:value-type="float">
            <text:p>0,404505</text:p>
          </table:table-cell>
          <table:table-cell office:value-type="float" office:value="491" calcext:value-type="float">
            <text:p>491</text:p>
          </table:table-cell>
          <table:table-cell office:value-type="float" office:value="0.565579" calcext:value-type="float">
            <text:p>0,565579</text:p>
          </table:table-cell>
          <table:table-cell table:style-name="ce1" office:value-type="float" office:value="35740792" calcext:value-type="float">
            <text:p>35740792</text:p>
          </table:table-cell>
          <table:table-cell office:value-type="float" office:value="1.16488" calcext:value-type="float">
            <text:p>1,16488</text:p>
          </table:table-cell>
          <table:table-cell office:value-type="float" office:value="905" calcext:value-type="float">
            <text:p>905</text:p>
          </table:table-cell>
          <table:table-cell office:value-type="float" office:value="1.67385" calcext:value-type="float">
            <text:p>1,67385</text:p>
          </table:table-cell>
          <table:table-cell table:style-name="ce1" office:value-type="float" office:value="20766777461" calcext:value-type="float">
            <text:p>2076677746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8234" calcext:value-type="float">
            <text:p>0,298234</text:p>
          </table:table-cell>
          <table:table-cell office:value-type="float" office:value="500" calcext:value-type="float">
            <text:p>500</text:p>
          </table:table-cell>
          <table:table-cell office:value-type="float" office:value="0.422449" calcext:value-type="float">
            <text:p>0,422449</text:p>
          </table:table-cell>
          <table:table-cell table:style-name="ce1" office:value-type="float" office:value="10056657" calcext:value-type="float">
            <text:p>10056657</text:p>
          </table:table-cell>
          <table:table-cell office:value-type="float" office:value="7.38037" calcext:value-type="float">
            <text:p>7,38037</text:p>
          </table:table-cell>
          <table:table-cell office:value-type="float" office:value="1756" calcext:value-type="float">
            <text:p>1756</text:p>
          </table:table-cell>
          <table:table-cell office:value-type="float" office:value="9.69952" calcext:value-type="float">
            <text:p>9,69952</text:p>
          </table:table-cell>
          <table:table-cell table:style-name="ce1" office:value-type="float" office:value="69918551" calcext:value-type="float">
            <text:p>69918551</text:p>
          </table:table-cell>
          <table:table-cell office:value-type="float" office:value="0.404505" calcext:value-type="float">
            <text:p>0,404505</text:p>
          </table:table-cell>
          <table:table-cell office:value-type="float" office:value="491" calcext:value-type="float">
            <text:p>491</text:p>
          </table:table-cell>
          <table:table-cell office:value-type="float" office:value="0.565579" calcext:value-type="float">
            <text:p>0,565579</text:p>
          </table:table-cell>
          <table:table-cell table:style-name="ce1" office:value-type="float" office:value="11026670274" calcext:value-type="float">
            <text:p>11026670274</text:p>
          </table:table-cell>
          <table:table-cell office:value-type="float" office:value="1.16488" calcext:value-type="float">
            <text:p>1,16488</text:p>
          </table:table-cell>
          <table:table-cell office:value-type="float" office:value="905" calcext:value-type="float">
            <text:p>905</text:p>
          </table:table-cell>
          <table:table-cell office:value-type="float" office:value="1.67385" calcext:value-type="float">
            <text:p>1,67385</text:p>
          </table:table-cell>
          <table:table-cell table:style-name="ce1" office:value-type="float" office:value="18144826" calcext:value-type="float">
            <text:p>18144826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9203" calcext:value-type="float">
            <text:p>0,299203</text:p>
          </table:table-cell>
          <table:table-cell office:value-type="float" office:value="500" calcext:value-type="float">
            <text:p>500</text:p>
          </table:table-cell>
          <table:table-cell office:value-type="float" office:value="0.427441" calcext:value-type="float">
            <text:p>0,427441</text:p>
          </table:table-cell>
          <table:table-cell table:style-name="ce1" office:value-type="float" office:value="10689742072" calcext:value-type="float">
            <text:p>10689742072</text:p>
          </table:table-cell>
          <table:table-cell office:value-type="float" office:value="7.38037" calcext:value-type="float">
            <text:p>7,38037</text:p>
          </table:table-cell>
          <table:table-cell office:value-type="float" office:value="1756" calcext:value-type="float">
            <text:p>1756</text:p>
          </table:table-cell>
          <table:table-cell office:value-type="float" office:value="9.69952" calcext:value-type="float">
            <text:p>9,69952</text:p>
          </table:table-cell>
          <table:table-cell table:style-name="ce1" office:value-type="float" office:value="58053547231" calcext:value-type="float">
            <text:p>58053547231</text:p>
          </table:table-cell>
          <table:table-cell office:value-type="float" office:value="0.404505" calcext:value-type="float">
            <text:p>0,404505</text:p>
          </table:table-cell>
          <table:table-cell office:value-type="float" office:value="491" calcext:value-type="float">
            <text:p>491</text:p>
          </table:table-cell>
          <table:table-cell office:value-type="float" office:value="0.565579" calcext:value-type="float">
            <text:p>0,565579</text:p>
          </table:table-cell>
          <table:table-cell table:style-name="ce1" office:value-type="float" office:value="10867978" calcext:value-type="float">
            <text:p>10867978</text:p>
          </table:table-cell>
          <table:table-cell office:value-type="float" office:value="1.16488" calcext:value-type="float">
            <text:p>1,16488</text:p>
          </table:table-cell>
          <table:table-cell office:value-type="float" office:value="905" calcext:value-type="float">
            <text:p>905</text:p>
          </table:table-cell>
          <table:table-cell office:value-type="float" office:value="1.67385" calcext:value-type="float">
            <text:p>1,67385</text:p>
          </table:table-cell>
          <table:table-cell table:style-name="ce1" office:value-type="float" office:value="20793346549" calcext:value-type="float">
            <text:p>20793346549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9203" calcext:value-type="float">
            <text:p>0,299203</text:p>
          </table:table-cell>
          <table:table-cell office:value-type="float" office:value="500" calcext:value-type="float">
            <text:p>500</text:p>
          </table:table-cell>
          <table:table-cell office:value-type="float" office:value="0.427441" calcext:value-type="float">
            <text:p>0,427441</text:p>
          </table:table-cell>
          <table:table-cell table:style-name="ce1" office:value-type="float" office:value="10867755204" calcext:value-type="float">
            <text:p>10867755204</text:p>
          </table:table-cell>
          <table:table-cell office:value-type="float" office:value="7.38037" calcext:value-type="float">
            <text:p>7,38037</text:p>
          </table:table-cell>
          <table:table-cell office:value-type="float" office:value="1756" calcext:value-type="float">
            <text:p>1756</text:p>
          </table:table-cell>
          <table:table-cell office:value-type="float" office:value="9.69952" calcext:value-type="float">
            <text:p>9,69952</text:p>
          </table:table-cell>
          <table:table-cell table:style-name="ce1" office:value-type="float" office:value="58104831600" calcext:value-type="float">
            <text:p>58104831600</text:p>
          </table:table-cell>
          <table:table-cell office:value-type="float" office:value="0.404505" calcext:value-type="float">
            <text:p>0,404505</text:p>
          </table:table-cell>
          <table:table-cell office:value-type="float" office:value="491" calcext:value-type="float">
            <text:p>491</text:p>
          </table:table-cell>
          <table:table-cell office:value-type="float" office:value="0.565579" calcext:value-type="float">
            <text:p>0,565579</text:p>
          </table:table-cell>
          <table:table-cell table:style-name="ce1" office:value-type="float" office:value="11146285822" calcext:value-type="float">
            <text:p>11146285822</text:p>
          </table:table-cell>
          <table:table-cell office:value-type="float" office:value="1.16488" calcext:value-type="float">
            <text:p>1,16488</text:p>
          </table:table-cell>
          <table:table-cell office:value-type="float" office:value="905" calcext:value-type="float">
            <text:p>905</text:p>
          </table:table-cell>
          <table:table-cell office:value-type="float" office:value="1.67385" calcext:value-type="float">
            <text:p>1,67385</text:p>
          </table:table-cell>
          <table:table-cell table:style-name="ce1" office:value-type="float" office:value="20911195203" calcext:value-type="float">
            <text:p>2091119520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9203" calcext:value-type="float">
            <text:p>0,299203</text:p>
          </table:table-cell>
          <table:table-cell office:value-type="float" office:value="500" calcext:value-type="float">
            <text:p>500</text:p>
          </table:table-cell>
          <table:table-cell office:value-type="float" office:value="0.427441" calcext:value-type="float">
            <text:p>0,427441</text:p>
          </table:table-cell>
          <table:table-cell table:style-name="ce1" office:value-type="float" office:value="9017942" calcext:value-type="float">
            <text:p>9017942</text:p>
          </table:table-cell>
          <table:table-cell office:value-type="float" office:value="7.38037" calcext:value-type="float">
            <text:p>7,38037</text:p>
          </table:table-cell>
          <table:table-cell office:value-type="float" office:value="1756" calcext:value-type="float">
            <text:p>1756</text:p>
          </table:table-cell>
          <table:table-cell office:value-type="float" office:value="9.69952" calcext:value-type="float">
            <text:p>9,69952</text:p>
          </table:table-cell>
          <table:table-cell table:style-name="ce1" office:value-type="float" office:value="59006207807" calcext:value-type="float">
            <text:p>59006207807</text:p>
          </table:table-cell>
          <table:table-cell office:value-type="float" office:value="0.404505" calcext:value-type="float">
            <text:p>0,404505</text:p>
          </table:table-cell>
          <table:table-cell office:value-type="float" office:value="491" calcext:value-type="float">
            <text:p>491</text:p>
          </table:table-cell>
          <table:table-cell office:value-type="float" office:value="0.565579" calcext:value-type="float">
            <text:p>0,565579</text:p>
          </table:table-cell>
          <table:table-cell table:style-name="ce1" office:value-type="float" office:value="10581592" calcext:value-type="float">
            <text:p>10581592</text:p>
          </table:table-cell>
          <table:table-cell office:value-type="float" office:value="1.16488" calcext:value-type="float">
            <text:p>1,16488</text:p>
          </table:table-cell>
          <table:table-cell office:value-type="float" office:value="905" calcext:value-type="float">
            <text:p>905</text:p>
          </table:table-cell>
          <table:table-cell office:value-type="float" office:value="1.67385" calcext:value-type="float">
            <text:p>1,67385</text:p>
          </table:table-cell>
          <table:table-cell table:style-name="ce1" office:value-type="float" office:value="46763939" calcext:value-type="float">
            <text:p>4676393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2990092" calcext:value-type="float">
            <text:p>0,2990092</text:p>
          </table:table-cell>
          <table:table-cell table:formula="of:=([.C3]+[.C4]+[.C5]+[.C6]+[.C7])/5" office:value-type="float" office:value="500" calcext:value-type="float">
            <text:p>500</text:p>
          </table:table-cell>
          <table:table-cell table:formula="of:=([.D3]+[.D4]+[.D5]+[.D6]+[.D7])/5" office:value-type="float" office:value="0.4264426" calcext:value-type="float">
            <text:p>0,4264426</text:p>
          </table:table-cell>
          <table:table-cell table:style-name="ce1" table:formula="of:=([.E3]+[.E4]+[.E5]+[.E6]+[.E7])/5" office:value-type="float" office:value="4318991016" calcext:value-type="float">
            <text:p>4318991016</text:p>
          </table:table-cell>
          <table:table-cell table:formula="of:=([.F3]+[.F4]+[.F5]+[.F6]+[.F7])/5" office:value-type="float" office:value="7.38037" calcext:value-type="float">
            <text:p>7,38037</text:p>
          </table:table-cell>
          <table:table-cell table:formula="of:=([.G3]+[.G4]+[.G5]+[.G6]+[.G7])/5" office:value-type="float" office:value="1756" calcext:value-type="float">
            <text:p>1756</text:p>
          </table:table-cell>
          <table:table-cell table:formula="of:=([.H3]+[.H4]+[.H5]+[.H6]+[.H7])/5" office:value-type="float" office:value="9.69952" calcext:value-type="float">
            <text:p>9,69952</text:p>
          </table:table-cell>
          <table:table-cell table:style-name="ce1" table:formula="of:=([.I3]+[.I4]+[.I5]+[.I6]+[.I7])/5" office:value-type="float" office:value="35110278696.2" calcext:value-type="float">
            <text:p>35110278696,2</text:p>
          </table:table-cell>
          <table:table-cell table:formula="of:=([.J3]+[.J4]+[.J5]+[.J6]+[.J7])/5" office:value-type="float" office:value="0.404505" calcext:value-type="float">
            <text:p>0,404505</text:p>
          </table:table-cell>
          <table:table-cell table:formula="of:=([.K3]+[.K4]+[.K5]+[.K6]+[.K7])/5" office:value-type="float" office:value="491" calcext:value-type="float">
            <text:p>491</text:p>
          </table:table-cell>
          <table:table-cell table:formula="of:=([.L3]+[.L4]+[.L5]+[.L6]+[.L7])/5" office:value-type="float" office:value="0.565579" calcext:value-type="float">
            <text:p>0,565579</text:p>
          </table:table-cell>
          <table:table-cell table:style-name="ce1" table:formula="of:=([.M3]+[.M4]+[.M5]+[.M6]+[.M7])/5" office:value-type="float" office:value="4446029291.6" calcext:value-type="float">
            <text:p>4446029291,6</text:p>
          </table:table-cell>
          <table:table-cell table:formula="of:=([.N3]+[.N4]+[.N5]+[.N6]+[.N7])/5" office:value-type="float" office:value="1.16488" calcext:value-type="float">
            <text:p>1,16488</text:p>
          </table:table-cell>
          <table:table-cell table:formula="of:=([.O3]+[.O4]+[.O5]+[.O6]+[.O7])/5" office:value-type="float" office:value="905" calcext:value-type="float">
            <text:p>905</text:p>
          </table:table-cell>
          <table:table-cell table:formula="of:=([.P3]+[.P4]+[.P5]+[.P6]+[.P7])/5" office:value-type="float" office:value="1.67385" calcext:value-type="float">
            <text:p>1,67385</text:p>
          </table:table-cell>
          <table:table-cell table:style-name="ce1" table:formula="of:=([.Q3]+[.Q4]+[.Q5]+[.Q6]+[.Q7])/5" office:value-type="float" office:value="12507245595.6" calcext:value-type="float">
            <text:p>12507245595,6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931222555" calcext:value-type="float">
            <text:p>10931222555</text:p>
          </table:table-cell>
          <table:table-cell office:value-type="float" office:value="7.35262" calcext:value-type="float">
            <text:p>7,35262</text:p>
          </table:table-cell>
          <table:table-cell office:value-type="float" office:value="1778" calcext:value-type="float">
            <text:p>1778</text:p>
          </table:table-cell>
          <table:table-cell office:value-type="float" office:value="9.59975" calcext:value-type="float">
            <text:p>9,59975</text:p>
          </table:table-cell>
          <table:table-cell table:style-name="ce1" office:value-type="float" office:value="328104290" calcext:value-type="float">
            <text:p>328104290</text:p>
          </table:table-cell>
          <table:table-cell office:value-type="float" office:value="0.403773" calcext:value-type="float">
            <text:p>0,403773</text:p>
          </table:table-cell>
          <table:table-cell office:value-type="float" office:value="457" calcext:value-type="float">
            <text:p>457</text:p>
          </table:table-cell>
          <table:table-cell office:value-type="float" office:value="0.556007" calcext:value-type="float">
            <text:p>0,556007</text:p>
          </table:table-cell>
          <table:table-cell table:style-name="ce1" office:value-type="float" office:value="25801690" calcext:value-type="float">
            <text:p>25801690</text:p>
          </table:table-cell>
          <table:table-cell office:value-type="float" office:value="1.98954" calcext:value-type="float">
            <text:p>1,98954</text:p>
          </table:table-cell>
          <table:table-cell office:value-type="float" office:value="1180" calcext:value-type="float">
            <text:p>1180</text:p>
          </table:table-cell>
          <table:table-cell office:value-type="float" office:value="2.9563" calcext:value-type="float">
            <text:p>2,9563</text:p>
          </table:table-cell>
          <table:table-cell table:style-name="ce1" office:value-type="float" office:value="51992576" calcext:value-type="float">
            <text:p>5199257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1026608590" calcext:value-type="float">
            <text:p>11026608590</text:p>
          </table:table-cell>
          <table:table-cell office:value-type="float" office:value="7.35262" calcext:value-type="float">
            <text:p>7,35262</text:p>
          </table:table-cell>
          <table:table-cell office:value-type="float" office:value="1778" calcext:value-type="float">
            <text:p>1778</text:p>
          </table:table-cell>
          <table:table-cell office:value-type="float" office:value="9.59975" calcext:value-type="float">
            <text:p>9,59975</text:p>
          </table:table-cell>
          <table:table-cell table:style-name="ce1" office:value-type="float" office:value="244142454" calcext:value-type="float">
            <text:p>244142454</text:p>
          </table:table-cell>
          <table:table-cell office:value-type="float" office:value="0.403773" calcext:value-type="float">
            <text:p>0,403773</text:p>
          </table:table-cell>
          <table:table-cell office:value-type="float" office:value="457" calcext:value-type="float">
            <text:p>457</text:p>
          </table:table-cell>
          <table:table-cell office:value-type="float" office:value="0.556007" calcext:value-type="float">
            <text:p>0,556007</text:p>
          </table:table-cell>
          <table:table-cell table:style-name="ce1" office:value-type="float" office:value="9480483" calcext:value-type="float">
            <text:p>9480483</text:p>
          </table:table-cell>
          <table:table-cell office:value-type="float" office:value="1.98954" calcext:value-type="float">
            <text:p>1,98954</text:p>
          </table:table-cell>
          <table:table-cell office:value-type="float" office:value="1180" calcext:value-type="float">
            <text:p>1180</text:p>
          </table:table-cell>
          <table:table-cell office:value-type="float" office:value="2.9563" calcext:value-type="float">
            <text:p>2,9563</text:p>
          </table:table-cell>
          <table:table-cell table:style-name="ce1" office:value-type="float" office:value="446066509" calcext:value-type="float">
            <text:p>446066509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920237822" calcext:value-type="float">
            <text:p>10920237822</text:p>
          </table:table-cell>
          <table:table-cell office:value-type="float" office:value="7.35262" calcext:value-type="float">
            <text:p>7,35262</text:p>
          </table:table-cell>
          <table:table-cell office:value-type="float" office:value="1778" calcext:value-type="float">
            <text:p>1778</text:p>
          </table:table-cell>
          <table:table-cell office:value-type="float" office:value="9.59975" calcext:value-type="float">
            <text:p>9,59975</text:p>
          </table:table-cell>
          <table:table-cell table:style-name="ce1" office:value-type="float" office:value="57477197860" calcext:value-type="float">
            <text:p>57477197860</text:p>
          </table:table-cell>
          <table:table-cell office:value-type="float" office:value="0.403773" calcext:value-type="float">
            <text:p>0,403773</text:p>
          </table:table-cell>
          <table:table-cell office:value-type="float" office:value="457" calcext:value-type="float">
            <text:p>457</text:p>
          </table:table-cell>
          <table:table-cell office:value-type="float" office:value="0.556007" calcext:value-type="float">
            <text:p>0,556007</text:p>
          </table:table-cell>
          <table:table-cell table:style-name="ce1" office:value-type="float" office:value="11278062612" calcext:value-type="float">
            <text:p>11278062612</text:p>
          </table:table-cell>
          <table:table-cell office:value-type="float" office:value="1.98954" calcext:value-type="float">
            <text:p>1,98954</text:p>
          </table:table-cell>
          <table:table-cell office:value-type="float" office:value="1180" calcext:value-type="float">
            <text:p>1180</text:p>
          </table:table-cell>
          <table:table-cell office:value-type="float" office:value="2.9563" calcext:value-type="float">
            <text:p>2,9563</text:p>
          </table:table-cell>
          <table:table-cell table:style-name="ce1" office:value-type="float" office:value="67338204" calcext:value-type="float">
            <text:p>6733820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0974820744" calcext:value-type="float">
            <text:p>10974820744</text:p>
          </table:table-cell>
          <table:table-cell office:value-type="float" office:value="7.35262" calcext:value-type="float">
            <text:p>7,35262</text:p>
          </table:table-cell>
          <table:table-cell office:value-type="float" office:value="1778" calcext:value-type="float">
            <text:p>1778</text:p>
          </table:table-cell>
          <table:table-cell office:value-type="float" office:value="9.59975" calcext:value-type="float">
            <text:p>9,59975</text:p>
          </table:table-cell>
          <table:table-cell table:style-name="ce1" office:value-type="float" office:value="66222592" calcext:value-type="float">
            <text:p>66222592</text:p>
          </table:table-cell>
          <table:table-cell office:value-type="float" office:value="0.403773" calcext:value-type="float">
            <text:p>0,403773</text:p>
          </table:table-cell>
          <table:table-cell office:value-type="float" office:value="457" calcext:value-type="float">
            <text:p>457</text:p>
          </table:table-cell>
          <table:table-cell office:value-type="float" office:value="0.556007" calcext:value-type="float">
            <text:p>0,556007</text:p>
          </table:table-cell>
          <table:table-cell table:style-name="ce1" office:value-type="float" office:value="11245420538" calcext:value-type="float">
            <text:p>11245420538</text:p>
          </table:table-cell>
          <table:table-cell office:value-type="float" office:value="1.98954" calcext:value-type="float">
            <text:p>1,98954</text:p>
          </table:table-cell>
          <table:table-cell office:value-type="float" office:value="1180" calcext:value-type="float">
            <text:p>1180</text:p>
          </table:table-cell>
          <table:table-cell office:value-type="float" office:value="2.9563" calcext:value-type="float">
            <text:p>2,9563</text:p>
          </table:table-cell>
          <table:table-cell table:style-name="ce1" office:value-type="float" office:value="20368741" calcext:value-type="float">
            <text:p>2036874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092" calcext:value-type="float">
            <text:p>0,104092</text:p>
          </table:table-cell>
          <table:table-cell office:value-type="float" office:value="21" calcext:value-type="float">
            <text:p>21</text:p>
          </table:table-cell>
          <table:table-cell office:value-type="float" office:value="0.106157" calcext:value-type="float">
            <text:p>0,106157</text:p>
          </table:table-cell>
          <table:table-cell table:style-name="ce1" office:value-type="float" office:value="11062512868" calcext:value-type="float">
            <text:p>11062512868</text:p>
          </table:table-cell>
          <table:table-cell office:value-type="float" office:value="7.35262" calcext:value-type="float">
            <text:p>7,35262</text:p>
          </table:table-cell>
          <table:table-cell office:value-type="float" office:value="1778" calcext:value-type="float">
            <text:p>1778</text:p>
          </table:table-cell>
          <table:table-cell office:value-type="float" office:value="9.59975" calcext:value-type="float">
            <text:p>9,59975</text:p>
          </table:table-cell>
          <table:table-cell table:style-name="ce1" office:value-type="float" office:value="56621753236" calcext:value-type="float">
            <text:p>56621753236</text:p>
          </table:table-cell>
          <table:table-cell office:value-type="float" office:value="0.403773" calcext:value-type="float">
            <text:p>0,403773</text:p>
          </table:table-cell>
          <table:table-cell office:value-type="float" office:value="457" calcext:value-type="float">
            <text:p>457</text:p>
          </table:table-cell>
          <table:table-cell office:value-type="float" office:value="0.556007" calcext:value-type="float">
            <text:p>0,556007</text:p>
          </table:table-cell>
          <table:table-cell table:style-name="ce1" office:value-type="float" office:value="49789136" calcext:value-type="float">
            <text:p>49789136</text:p>
          </table:table-cell>
          <table:table-cell office:value-type="float" office:value="1.98954" calcext:value-type="float">
            <text:p>1,98954</text:p>
          </table:table-cell>
          <table:table-cell office:value-type="float" office:value="1180" calcext:value-type="float">
            <text:p>1180</text:p>
          </table:table-cell>
          <table:table-cell office:value-type="float" office:value="2.9563" calcext:value-type="float">
            <text:p>2,9563</text:p>
          </table:table-cell>
          <table:table-cell table:style-name="ce1" office:value-type="float" office:value="20625212" calcext:value-type="float">
            <text:p>2062521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104092" calcext:value-type="float">
            <text:p>0,104092</text:p>
          </table:table-cell>
          <table:table-cell table:formula="of:=([.C10]+[.C11]+[.C12]+[.C13]+[.C14])/5" office:value-type="float" office:value="21" calcext:value-type="float">
            <text:p>21</text:p>
          </table:table-cell>
          <table:table-cell table:formula="of:=([.D10]+[.D11]+[.D12]+[.D13]+[.D14])/5" office:value-type="float" office:value="0.106157" calcext:value-type="float">
            <text:p>0,106157</text:p>
          </table:table-cell>
          <table:table-cell table:style-name="ce1" table:formula="of:=([.E10]+[.E11]+[.E12]+[.E13]+[.E14])/5" office:value-type="float" office:value="10983080515.8" calcext:value-type="float">
            <text:p>10983080515,8</text:p>
          </table:table-cell>
          <table:table-cell table:formula="of:=([.F10]+[.F11]+[.F12]+[.F13]+[.F14])/5" office:value-type="float" office:value="7.35262" calcext:value-type="float">
            <text:p>7,35262</text:p>
          </table:table-cell>
          <table:table-cell table:formula="of:=([.G10]+[.G11]+[.G12]+[.G13]+[.G14])/5" office:value-type="float" office:value="1778" calcext:value-type="float">
            <text:p>1778</text:p>
          </table:table-cell>
          <table:table-cell table:formula="of:=([.H10]+[.H11]+[.H12]+[.H13]+[.H14])/5" office:value-type="float" office:value="9.59975" calcext:value-type="float">
            <text:p>9,59975</text:p>
          </table:table-cell>
          <table:table-cell table:style-name="ce1" table:formula="of:=([.I10]+[.I11]+[.I12]+[.I13]+[.I14])/5" office:value-type="float" office:value="22947484086.4" calcext:value-type="float">
            <text:p>22947484086,4</text:p>
          </table:table-cell>
          <table:table-cell table:formula="of:=([.J11]+[.J12]+[.J13]+[.J14]+[.J14])/5" office:value-type="float" office:value="0.403773" calcext:value-type="float">
            <text:p>0,403773</text:p>
          </table:table-cell>
          <table:table-cell table:formula="of:=([.K11]+[.K12]+[.K13]+[.K14]+[.K14])/5" office:value-type="float" office:value="457" calcext:value-type="float">
            <text:p>457</text:p>
          </table:table-cell>
          <table:table-cell table:formula="of:=([.L11]+[.L12]+[.L13]+[.L14]+[.L14])/5" office:value-type="float" office:value="0.556007" calcext:value-type="float">
            <text:p>0,556007</text:p>
          </table:table-cell>
          <table:table-cell table:style-name="ce1" table:formula="of:=([.M11]+[.M12]+[.M13]+[.M14]+[.M14])/5" office:value-type="float" office:value="4526508381" calcext:value-type="float">
            <text:p>4526508381</text:p>
          </table:table-cell>
          <table:table-cell table:formula="of:=([.N10]+[.N11]+[.N12]+[.N13]+[.N14])/5" office:value-type="float" office:value="1.98954" calcext:value-type="float">
            <text:p>1,98954</text:p>
          </table:table-cell>
          <table:table-cell table:formula="of:=([.O10]+[.O11]+[.O12]+[.O13]+[.O14])/5" office:value-type="float" office:value="1180" calcext:value-type="float">
            <text:p>1180</text:p>
          </table:table-cell>
          <table:table-cell table:formula="of:=([.P10]+[.P11]+[.P12]+[.P13]+[.P14])/5" office:value-type="float" office:value="2.9563" calcext:value-type="float">
            <text:p>2,9563</text:p>
          </table:table-cell>
          <table:table-cell table:style-name="ce1" table:formula="of:=([.Q10]+[.Q11]+[.Q12]+[.Q13]+[.Q14])/5" office:value-type="float" office:value="121278248.4" calcext:value-type="float">
            <text:p>121278248,4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015308402" calcext:value-type="float">
            <text:p>1101530840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60291078" calcext:value-type="float">
            <text:p>6029107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65136416" calcext:value-type="float">
            <text:p>11165136416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21463926" calcext:value-type="float">
            <text:p>2146392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378864" calcext:value-type="float">
            <text:p>1037886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7414189996" calcext:value-type="float">
            <text:p>5741418999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671412" calcext:value-type="float">
            <text:p>1167141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20053808" calcext:value-type="float">
            <text:p>2005380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7399821" calcext:value-type="float">
            <text:p>1739982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4818710846" calcext:value-type="float">
            <text:p>5481871084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71397670" calcext:value-type="float">
            <text:p>11171397670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20462285" calcext:value-type="float">
            <text:p>2046228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9934671" calcext:value-type="float">
            <text:p>993467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239530740" calcext:value-type="float">
            <text:p>23953074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9868724" calcext:value-type="float">
            <text:p>9868724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20824426643" calcext:value-type="float">
            <text:p>2082442664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964626037" calcext:value-type="float">
            <text:p>10964626037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114110230" calcext:value-type="float">
            <text:p>11411023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222782442" calcext:value-type="float">
            <text:p>1122278244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1203" calcext:value-type="float">
            <text:p>1203</text:p>
          </table:table-cell>
          <table:table-cell office:value-type="float" office:value="3.00813" calcext:value-type="float">
            <text:p>3,00813</text:p>
          </table:table-cell>
          <table:table-cell table:style-name="ce1" office:value-type="float" office:value="19597435" calcext:value-type="float">
            <text:p>1959743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104848" calcext:value-type="float">
            <text:p>0,104848</text:p>
          </table:table-cell>
          <table:table-cell table:formula="of:=([.C17]+[.C18]+[.C19]+[.C20]+[.C21])/5" office:value-type="float" office:value="13" calcext:value-type="float">
            <text:p>13</text:p>
          </table:table-cell>
          <table:table-cell table:formula="of:=([.D17]+[.D18]+[.D19]+[.D20]+[.D21])/5" office:value-type="float" office:value="0.106145" calcext:value-type="float">
            <text:p>0,106145</text:p>
          </table:table-cell>
          <table:table-cell table:style-name="ce1" table:formula="of:=([.E17]+[.E18]+[.E19]+[.E20]+[.E21])/5" office:value-type="float" office:value="4403529559" calcext:value-type="float">
            <text:p>4403529559</text:p>
          </table:table-cell>
          <table:table-cell table:formula="of:=([.F17]+[.F18]+[.F19]+[.F20]+[.F21])/5" office:value-type="float" office:value="7.41058" calcext:value-type="float">
            <text:p>7,41058</text:p>
          </table:table-cell>
          <table:table-cell table:formula="of:=([.G17]+[.G18]+[.G19]+[.G20]+[.G21])/5" office:value-type="float" office:value="1841" calcext:value-type="float">
            <text:p>1841</text:p>
          </table:table-cell>
          <table:table-cell table:formula="of:=([.H17]+[.H18]+[.H19]+[.H20]+[.H21])/5" office:value-type="float" office:value="9.86718" calcext:value-type="float">
            <text:p>9,86718</text:p>
          </table:table-cell>
          <table:table-cell table:style-name="ce1" table:formula="of:=([.I17]+[.I18]+[.I19]+[.I20]+[.I21])/5" office:value-type="float" office:value="22529366578" calcext:value-type="float">
            <text:p>22529366578</text:p>
          </table:table-cell>
          <table:table-cell table:formula="of:=([.J17]+[.J18]+[.J19]+[.J20]+[.J21])/5" office:value-type="float" office:value="0.117006" calcext:value-type="float">
            <text:p>0,117006</text:p>
          </table:table-cell>
          <table:table-cell table:formula="of:=([.K17]+[.K18]+[.K19]+[.K20]+[.K21])/5" office:value-type="float" office:value="0" calcext:value-type="float">
            <text:p>0</text:p>
          </table:table-cell>
          <table:table-cell table:formula="of:=([.L17]+[.L18]+[.L19]+[.L20]+[.L21])/5" office:value-type="float" office:value="0.117006" calcext:value-type="float">
            <text:p>0,117006</text:p>
          </table:table-cell>
          <table:table-cell table:style-name="ce1" table:formula="of:=([.M17]+[.M18]+[.M19]+[.M20]+[.M21])/5" office:value-type="float" office:value="6716171332.8" calcext:value-type="float">
            <text:p>6716171332,8</text:p>
          </table:table-cell>
          <table:table-cell table:formula="of:=([.N17]+[.N18]+[.N19]+[.N20]+[.N21])/5" office:value-type="float" office:value="1.99816" calcext:value-type="float">
            <text:p>1,99816</text:p>
          </table:table-cell>
          <table:table-cell table:formula="of:=([.O17]+[.O18]+[.O19]+[.O20]+[.O21])/5" office:value-type="float" office:value="1203" calcext:value-type="float">
            <text:p>1203</text:p>
          </table:table-cell>
          <table:table-cell table:formula="of:=([.P17]+[.P18]+[.P19]+[.P20]+[.P21])/5" office:value-type="float" office:value="3.00813" calcext:value-type="float">
            <text:p>3,00813</text:p>
          </table:table-cell>
          <table:table-cell table:style-name="ce1" table:formula="of:=([.Q17]+[.Q18]+[.Q19]+[.Q20]+[.Q21])/5" office:value-type="float" office:value="4181200819.4" calcext:value-type="float">
            <text:p>4181200819,4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963113123" calcext:value-type="float">
            <text:p>10963113123</text:p>
          </table:table-cell>
          <table:table-cell office:value-type="float" office:value="7.38997" calcext:value-type="float">
            <text:p>7,38997</text:p>
          </table:table-cell>
          <table:table-cell office:value-type="float" office:value="1760" calcext:value-type="float">
            <text:p>1760</text:p>
          </table:table-cell>
          <table:table-cell office:value-type="float" office:value="9.61664" calcext:value-type="float">
            <text:p>9,61664</text:p>
          </table:table-cell>
          <table:table-cell table:style-name="ce1" office:value-type="float" office:value="826274194" calcext:value-type="float">
            <text:p>82627419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358168332" calcext:value-type="float">
            <text:p>11358168332</text:p>
          </table:table-cell>
          <table:table-cell office:value-type="float" office:value="0.952774" calcext:value-type="float">
            <text:p>0,952774</text:p>
          </table:table-cell>
          <table:table-cell office:value-type="float" office:value="1048" calcext:value-type="float">
            <text:p>1048</text:p>
          </table:table-cell>
          <table:table-cell office:value-type="float" office:value="1.54876" calcext:value-type="float">
            <text:p>1,54876</text:p>
          </table:table-cell>
          <table:table-cell table:style-name="ce1" office:value-type="float" office:value="20087568059" calcext:value-type="float">
            <text:p>2008756805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006722730" calcext:value-type="float">
            <text:p>11006722730</text:p>
          </table:table-cell>
          <table:table-cell office:value-type="float" office:value="7.38997" calcext:value-type="float">
            <text:p>7,38997</text:p>
          </table:table-cell>
          <table:table-cell office:value-type="float" office:value="1760" calcext:value-type="float">
            <text:p>1760</text:p>
          </table:table-cell>
          <table:table-cell office:value-type="float" office:value="9.61664" calcext:value-type="float">
            <text:p>9,61664</text:p>
          </table:table-cell>
          <table:table-cell table:style-name="ce1" office:value-type="float" office:value="54115286147" calcext:value-type="float">
            <text:p>54115286147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067651868" calcext:value-type="float">
            <text:p>11067651868</text:p>
          </table:table-cell>
          <table:table-cell office:value-type="float" office:value="0.952774" calcext:value-type="float">
            <text:p>0,952774</text:p>
          </table:table-cell>
          <table:table-cell office:value-type="float" office:value="1048" calcext:value-type="float">
            <text:p>1048</text:p>
          </table:table-cell>
          <table:table-cell office:value-type="float" office:value="1.54876" calcext:value-type="float">
            <text:p>1,54876</text:p>
          </table:table-cell>
          <table:table-cell table:style-name="ce1" office:value-type="float" office:value="20371390422" calcext:value-type="float">
            <text:p>2037139042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809160824" calcext:value-type="float">
            <text:p>10809160824</text:p>
          </table:table-cell>
          <table:table-cell office:value-type="float" office:value="7.38997" calcext:value-type="float">
            <text:p>7,38997</text:p>
          </table:table-cell>
          <table:table-cell office:value-type="float" office:value="1760" calcext:value-type="float">
            <text:p>1760</text:p>
          </table:table-cell>
          <table:table-cell office:value-type="float" office:value="9.61664" calcext:value-type="float">
            <text:p>9,61664</text:p>
          </table:table-cell>
          <table:table-cell table:style-name="ce1" office:value-type="float" office:value="66932554" calcext:value-type="float">
            <text:p>6693255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8990074" calcext:value-type="float">
            <text:p>18990074</text:p>
          </table:table-cell>
          <table:table-cell office:value-type="float" office:value="0.952774" calcext:value-type="float">
            <text:p>0,952774</text:p>
          </table:table-cell>
          <table:table-cell office:value-type="float" office:value="1048" calcext:value-type="float">
            <text:p>1048</text:p>
          </table:table-cell>
          <table:table-cell office:value-type="float" office:value="1.54876" calcext:value-type="float">
            <text:p>1,54876</text:p>
          </table:table-cell>
          <table:table-cell table:style-name="ce1" office:value-type="float" office:value="19090138" calcext:value-type="float">
            <text:p>1909013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1037528778" calcext:value-type="float">
            <text:p>11037528778</text:p>
          </table:table-cell>
          <table:table-cell office:value-type="float" office:value="7.38997" calcext:value-type="float">
            <text:p>7,38997</text:p>
          </table:table-cell>
          <table:table-cell office:value-type="float" office:value="1760" calcext:value-type="float">
            <text:p>1760</text:p>
          </table:table-cell>
          <table:table-cell office:value-type="float" office:value="9.61664" calcext:value-type="float">
            <text:p>9,61664</text:p>
          </table:table-cell>
          <table:table-cell table:style-name="ce1" office:value-type="float" office:value="121544908" calcext:value-type="float">
            <text:p>12154490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67650098" calcext:value-type="float">
            <text:p>11167650098</text:p>
          </table:table-cell>
          <table:table-cell office:value-type="float" office:value="0.952774" calcext:value-type="float">
            <text:p>0,952774</text:p>
          </table:table-cell>
          <table:table-cell office:value-type="float" office:value="1048" calcext:value-type="float">
            <text:p>1048</text:p>
          </table:table-cell>
          <table:table-cell office:value-type="float" office:value="1.54876" calcext:value-type="float">
            <text:p>1,54876</text:p>
          </table:table-cell>
          <table:table-cell table:style-name="ce1" office:value-type="float" office:value="20208503821" calcext:value-type="float">
            <text:p>2020850382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104848" calcext:value-type="float">
            <text:p>0,104848</text:p>
          </table:table-cell>
          <table:table-cell office:value-type="float" office:value="13" calcext:value-type="float">
            <text:p>13</text:p>
          </table:table-cell>
          <table:table-cell office:value-type="float" office:value="0.106145" calcext:value-type="float">
            <text:p>0,106145</text:p>
          </table:table-cell>
          <table:table-cell table:style-name="ce1" office:value-type="float" office:value="10537131014" calcext:value-type="float">
            <text:p>10537131014</text:p>
          </table:table-cell>
          <table:table-cell office:value-type="float" office:value="7.38997" calcext:value-type="float">
            <text:p>7,38997</text:p>
          </table:table-cell>
          <table:table-cell office:value-type="float" office:value="1760" calcext:value-type="float">
            <text:p>1760</text:p>
          </table:table-cell>
          <table:table-cell office:value-type="float" office:value="9.61664" calcext:value-type="float">
            <text:p>9,61664</text:p>
          </table:table-cell>
          <table:table-cell table:style-name="ce1" office:value-type="float" office:value="56050109950" calcext:value-type="float">
            <text:p>5605010995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9670228" calcext:value-type="float">
            <text:p>9670228</text:p>
          </table:table-cell>
          <table:table-cell office:value-type="float" office:value="0.952774" calcext:value-type="float">
            <text:p>0,952774</text:p>
          </table:table-cell>
          <table:table-cell office:value-type="float" office:value="1048" calcext:value-type="float">
            <text:p>1048</text:p>
          </table:table-cell>
          <table:table-cell office:value-type="float" office:value="1.54876" calcext:value-type="float">
            <text:p>1,54876</text:p>
          </table:table-cell>
          <table:table-cell table:style-name="ce1" office:value-type="float" office:value="20255473802" calcext:value-type="float">
            <text:p>2025547380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104848" calcext:value-type="float">
            <text:p>0,104848</text:p>
          </table:table-cell>
          <table:table-cell table:formula="of:=([.C24]+[.C25]+[.C26]+[.C27]+[.C28])/5" office:value-type="float" office:value="13" calcext:value-type="float">
            <text:p>13</text:p>
          </table:table-cell>
          <table:table-cell table:formula="of:=([.D24]+[.D25]+[.D26]+[.D27]+[.D28])/5" office:value-type="float" office:value="0.106145" calcext:value-type="float">
            <text:p>0,106145</text:p>
          </table:table-cell>
          <table:table-cell table:style-name="ce1" table:formula="of:=([.E24]+[.E25]+[.E26]+[.E27]+[.E28])/5" office:value-type="float" office:value="10870731293.8" calcext:value-type="float">
            <text:p>10870731293,8</text:p>
          </table:table-cell>
          <table:table-cell table:formula="of:=([.F24]+[.F25]+[.F26]+[.F27]+[.F28])/5" office:value-type="float" office:value="7.38997" calcext:value-type="float">
            <text:p>7,38997</text:p>
          </table:table-cell>
          <table:table-cell table:formula="of:=([.G24]+[.G25]+[.G26]+[.G27]+[.G28])/5" office:value-type="float" office:value="1760" calcext:value-type="float">
            <text:p>1760</text:p>
          </table:table-cell>
          <table:table-cell table:formula="of:=([.H24]+[.H25]+[.H26]+[.H27]+[.H28])/5" office:value-type="float" office:value="9.61664" calcext:value-type="float">
            <text:p>9,61664</text:p>
          </table:table-cell>
          <table:table-cell table:style-name="ce1" table:formula="of:=([.I24]+[.I25]+[.I26]+[.I27]+[.I28])/5" office:value-type="float" office:value="22236029550.6" calcext:value-type="float">
            <text:p>22236029550,6</text:p>
          </table:table-cell>
          <table:table-cell table:formula="of:=([.J24]+[.J25]+[.J26]+[.J27]+[.J28])/5" office:value-type="float" office:value="0.117006" calcext:value-type="float">
            <text:p>0,117006</text:p>
          </table:table-cell>
          <table:table-cell table:formula="of:=([.K24]+[.K25]+[.K26]+[.K27]+[.K28])/5" office:value-type="float" office:value="0" calcext:value-type="float">
            <text:p>0</text:p>
          </table:table-cell>
          <table:table-cell table:formula="of:=([.L24]+[.L25]+[.L26]+[.L27]+[.L28])/5" office:value-type="float" office:value="0.117006" calcext:value-type="float">
            <text:p>0,117006</text:p>
          </table:table-cell>
          <table:table-cell table:style-name="ce1" table:formula="of:=([.M24]+[.M25]+[.M26]+[.M27]+[.M28])/5" office:value-type="float" office:value="6724426120" calcext:value-type="float">
            <text:p>6724426120</text:p>
          </table:table-cell>
          <table:table-cell table:formula="of:=([.N24]+[.N25]+[.N26]+[.N27]+[.N28])/5" office:value-type="float" office:value="0.952774" calcext:value-type="float">
            <text:p>0,952774</text:p>
          </table:table-cell>
          <table:table-cell table:formula="of:=([.O24]+[.O25]+[.O26]+[.O27]+[.O28])/5" office:value-type="float" office:value="1048" calcext:value-type="float">
            <text:p>1048</text:p>
          </table:table-cell>
          <table:table-cell table:formula="of:=([.P24]+[.P25]+[.P26]+[.P27]+[.P28])/5" office:value-type="float" office:value="1.54876" calcext:value-type="float">
            <text:p>1,54876</text:p>
          </table:table-cell>
          <table:table-cell table:style-name="ce1" table:formula="of:=([.Q24]+[.Q25]+[.Q26]+[.Q27]+[.Q28])/5" office:value-type="float" office:value="16188405248.4" calcext:value-type="float">
            <text:p>16188405248,4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397232" calcext:value-type="float">
            <text:p>10397232</text:p>
          </table:table-cell>
          <table:table-cell office:value-type="float" office:value="7.33084" calcext:value-type="float">
            <text:p>7,33084</text:p>
          </table:table-cell>
          <table:table-cell office:value-type="float" office:value="1731" calcext:value-type="float">
            <text:p>1731</text:p>
          </table:table-cell>
          <table:table-cell office:value-type="float" office:value="9.50612" calcext:value-type="float">
            <text:p>9,50612</text:p>
          </table:table-cell>
          <table:table-cell table:style-name="ce1" office:value-type="float" office:value="393189050" calcext:value-type="float">
            <text:p>393189050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130244" calcext:value-type="float">
            <text:p>11130244</text:p>
          </table:table-cell>
          <table:table-cell office:value-type="float" office:value="1.94563" calcext:value-type="float">
            <text:p>1,94563</text:p>
          </table:table-cell>
          <table:table-cell office:value-type="float" office:value="1158" calcext:value-type="float">
            <text:p>1158</text:p>
          </table:table-cell>
          <table:table-cell office:value-type="float" office:value="2.87064" calcext:value-type="float">
            <text:p>2,87064</text:p>
          </table:table-cell>
          <table:table-cell table:style-name="ce1" office:value-type="float" office:value="81078963" calcext:value-type="float">
            <text:p>81078963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719035557" calcext:value-type="float">
            <text:p>10719035557</text:p>
          </table:table-cell>
          <table:table-cell office:value-type="float" office:value="7.33084" calcext:value-type="float">
            <text:p>7,33084</text:p>
          </table:table-cell>
          <table:table-cell office:value-type="float" office:value="1731" calcext:value-type="float">
            <text:p>1731</text:p>
          </table:table-cell>
          <table:table-cell office:value-type="float" office:value="9.50612" calcext:value-type="float">
            <text:p>9,50612</text:p>
          </table:table-cell>
          <table:table-cell table:style-name="ce1" office:value-type="float" office:value="542375039" calcext:value-type="float">
            <text:p>542375039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336057467" calcext:value-type="float">
            <text:p>11336057467</text:p>
          </table:table-cell>
          <table:table-cell office:value-type="float" office:value="1.94563" calcext:value-type="float">
            <text:p>1,94563</text:p>
          </table:table-cell>
          <table:table-cell office:value-type="float" office:value="1158" calcext:value-type="float">
            <text:p>1158</text:p>
          </table:table-cell>
          <table:table-cell office:value-type="float" office:value="2.87064" calcext:value-type="float">
            <text:p>2,87064</text:p>
          </table:table-cell>
          <table:table-cell table:style-name="ce1" office:value-type="float" office:value="21803570" calcext:value-type="float">
            <text:p>2180357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912489594" calcext:value-type="float">
            <text:p>10912489594</text:p>
          </table:table-cell>
          <table:table-cell office:value-type="float" office:value="7.33084" calcext:value-type="float">
            <text:p>7,33084</text:p>
          </table:table-cell>
          <table:table-cell office:value-type="float" office:value="1731" calcext:value-type="float">
            <text:p>1731</text:p>
          </table:table-cell>
          <table:table-cell office:value-type="float" office:value="9.50612" calcext:value-type="float">
            <text:p>9,50612</text:p>
          </table:table-cell>
          <table:table-cell table:style-name="ce1" office:value-type="float" office:value="54160426344" calcext:value-type="float">
            <text:p>5416042634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1243081116" calcext:value-type="float">
            <text:p>11243081116</text:p>
          </table:table-cell>
          <table:table-cell office:value-type="float" office:value="1.94563" calcext:value-type="float">
            <text:p>1,94563</text:p>
          </table:table-cell>
          <table:table-cell office:value-type="float" office:value="1158" calcext:value-type="float">
            <text:p>1158</text:p>
          </table:table-cell>
          <table:table-cell office:value-type="float" office:value="2.87064" calcext:value-type="float">
            <text:p>2,87064</text:p>
          </table:table-cell>
          <table:table-cell table:style-name="ce1" office:value-type="float" office:value="20289272862" calcext:value-type="float">
            <text:p>2028927286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024589576" calcext:value-type="float">
            <text:p>11024589576</text:p>
          </table:table-cell>
          <table:table-cell office:value-type="float" office:value="7.33084" calcext:value-type="float">
            <text:p>7,33084</text:p>
          </table:table-cell>
          <table:table-cell office:value-type="float" office:value="1731" calcext:value-type="float">
            <text:p>1731</text:p>
          </table:table-cell>
          <table:table-cell office:value-type="float" office:value="9.50612" calcext:value-type="float">
            <text:p>9,50612</text:p>
          </table:table-cell>
          <table:table-cell table:style-name="ce1" office:value-type="float" office:value="527532130" calcext:value-type="float">
            <text:p>527532130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9912194" calcext:value-type="float">
            <text:p>9912194</text:p>
          </table:table-cell>
          <table:table-cell office:value-type="float" office:value="1.94563" calcext:value-type="float">
            <text:p>1,94563</text:p>
          </table:table-cell>
          <table:table-cell office:value-type="float" office:value="1158" calcext:value-type="float">
            <text:p>1158</text:p>
          </table:table-cell>
          <table:table-cell office:value-type="float" office:value="2.87064" calcext:value-type="float">
            <text:p>2,87064</text:p>
          </table:table-cell>
          <table:table-cell table:style-name="ce1" office:value-type="float" office:value="20373189473" calcext:value-type="float">
            <text:p>2037318947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062044009" calcext:value-type="float">
            <text:p>11062044009</text:p>
          </table:table-cell>
          <table:table-cell office:value-type="float" office:value="7.33084" calcext:value-type="float">
            <text:p>7,33084</text:p>
          </table:table-cell>
          <table:table-cell office:value-type="float" office:value="1731" calcext:value-type="float">
            <text:p>1731</text:p>
          </table:table-cell>
          <table:table-cell office:value-type="float" office:value="9.50612" calcext:value-type="float">
            <text:p>9,50612</text:p>
          </table:table-cell>
          <table:table-cell table:style-name="ce1" office:value-type="float" office:value="55291334179" calcext:value-type="float">
            <text:p>55291334179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69016036" calcext:value-type="float">
            <text:p>69016036</text:p>
          </table:table-cell>
          <table:table-cell office:value-type="float" office:value="1.94563" calcext:value-type="float">
            <text:p>1,94563</text:p>
          </table:table-cell>
          <table:table-cell office:value-type="float" office:value="1158" calcext:value-type="float">
            <text:p>1158</text:p>
          </table:table-cell>
          <table:table-cell office:value-type="float" office:value="2.87064" calcext:value-type="float">
            <text:p>2,87064</text:p>
          </table:table-cell>
          <table:table-cell table:style-name="ce1" office:value-type="float" office:value="20445502916" calcext:value-type="float">
            <text:p>20445502916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99106" calcext:value-type="float">
            <text:p>0,299106</text:p>
          </table:table-cell>
          <table:table-cell table:style-name="ce9" table:formula="of:=([.C31]+[.C32]+[.C33]+[.C34]+[.C35])/5" office:value-type="float" office:value="498" calcext:value-type="float">
            <text:p>498</text:p>
          </table:table-cell>
          <table:table-cell table:style-name="ce9" table:formula="of:=([.D31]+[.D32]+[.D33]+[.D34]+[.D35])/5" office:value-type="float" office:value="0.418629" calcext:value-type="float">
            <text:p>0,418629</text:p>
          </table:table-cell>
          <table:table-cell table:style-name="ce2" table:formula="of:=([.E31]+[.E32]+[.E33]+[.E34]+[.E35])/5" office:value-type="float" office:value="8745711193.6" calcext:value-type="float">
            <text:p>8745711193,6</text:p>
          </table:table-cell>
          <table:table-cell table:style-name="ce9" table:formula="of:=([.F31]+[.F32]+[.F33]+[.F34]+[.F35])/5" office:value-type="float" office:value="7.33084" calcext:value-type="float">
            <text:p>7,33084</text:p>
          </table:table-cell>
          <table:table-cell table:style-name="ce9" table:formula="of:=([.G31]+[.G32]+[.G33]+[.G34]+[.G35])/5" office:value-type="float" office:value="1731" calcext:value-type="float">
            <text:p>1731</text:p>
          </table:table-cell>
          <table:table-cell table:style-name="ce9" table:formula="of:=([.H31]+[.H32]+[.H33]+[.H34]+[.H35])/5" office:value-type="float" office:value="9.50612" calcext:value-type="float">
            <text:p>9,50612</text:p>
          </table:table-cell>
          <table:table-cell table:style-name="ce2" table:formula="of:=([.I31]+[.I32]+[.I33]+[.I34]+[.I35])/5" office:value-type="float" office:value="22182971348.4" calcext:value-type="float">
            <text:p>22182971348,4</text:p>
          </table:table-cell>
          <table:table-cell table:style-name="ce9" table:formula="of:=([.J31]+[.J32]+[.J33]+[.J34]+[.J35])/5" office:value-type="float" office:value="0.409214" calcext:value-type="float">
            <text:p>0,409214</text:p>
          </table:table-cell>
          <table:table-cell table:style-name="ce9" table:formula="of:=([.K31]+[.K32]+[.K33]+[.K34]+[.K35])/5" office:value-type="float" office:value="487" calcext:value-type="float">
            <text:p>487</text:p>
          </table:table-cell>
          <table:table-cell table:style-name="ce9" table:formula="of:=([.L31]+[.L32]+[.L33]+[.L34]+[.L35])/5" office:value-type="float" office:value="0.570157" calcext:value-type="float">
            <text:p>0,570157</text:p>
          </table:table-cell>
          <table:table-cell table:style-name="ce2" table:formula="of:=([.M31]+[.M32]+[.M33]+[.M34]+[.M35])/5" office:value-type="float" office:value="4533839411.4" calcext:value-type="float">
            <text:p>4533839411,4</text:p>
          </table:table-cell>
          <table:table-cell table:style-name="ce9" table:formula="of:=([.N31]+[.N32]+[.N33]+[.N34]+[.N35])/5" office:value-type="float" office:value="1.94563" calcext:value-type="float">
            <text:p>1,94563</text:p>
          </table:table-cell>
          <table:table-cell table:style-name="ce9" table:formula="of:=([.O31]+[.O32]+[.O33]+[.O34]+[.O35])/5" office:value-type="float" office:value="1158" calcext:value-type="float">
            <text:p>1158</text:p>
          </table:table-cell>
          <table:table-cell table:style-name="ce9" table:formula="of:=([.P31]+[.P32]+[.P33]+[.P34]+[.P35])/5" office:value-type="float" office:value="2.87064" calcext:value-type="float">
            <text:p>2,87064</text:p>
          </table:table-cell>
          <table:table-cell table:style-name="ce2" table:formula="of:=([.Q31]+[.Q32]+[.Q33]+[.Q34]+[.Q35])/5" office:value-type="float" office:value="12242169556.8" calcext:value-type="float">
            <text:p>12242169556,8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283377" calcext:value-type="float">
            <text:p>0,283377</text:p>
          </table:table-cell>
          <table:table-cell office:value-type="float" office:value="920" calcext:value-type="float">
            <text:p>920</text:p>
          </table:table-cell>
          <table:table-cell office:value-type="float" office:value="0.402153" calcext:value-type="float">
            <text:p>0,402153</text:p>
          </table:table-cell>
          <table:table-cell table:style-name="ce1" office:value-type="float" office:value="27660496" calcext:value-type="float">
            <text:p>27660496</text:p>
          </table:table-cell>
          <table:table-cell office:value-type="float" office:value="7.48" calcext:value-type="float">
            <text:p>7,48</text:p>
          </table:table-cell>
          <table:table-cell office:value-type="float" office:value="3572" calcext:value-type="float">
            <text:p>3572</text:p>
          </table:table-cell>
          <table:table-cell office:value-type="float" office:value="10.0602" calcext:value-type="float">
            <text:p>10,0602</text:p>
          </table:table-cell>
          <table:table-cell table:style-name="ce1" office:value-type="float" office:value="147817206" calcext:value-type="float">
            <text:p>147817206</text:p>
          </table:table-cell>
          <table:table-cell office:value-type="float" office:value="0.400059" calcext:value-type="float">
            <text:p>0,400059</text:p>
          </table:table-cell>
          <table:table-cell office:value-type="float" office:value="968" calcext:value-type="float">
            <text:p>968</text:p>
          </table:table-cell>
          <table:table-cell office:value-type="float" office:value="0.570128" calcext:value-type="float">
            <text:p>0,570128</text:p>
          </table:table-cell>
          <table:table-cell table:style-name="ce1" office:value-type="float" office:value="20835388" calcext:value-type="float">
            <text:p>20835388</text:p>
          </table:table-cell>
          <table:table-cell office:value-type="float" office:value="0.961865" calcext:value-type="float">
            <text:p>0,961865</text:p>
          </table:table-cell>
          <table:table-cell office:value-type="float" office:value="2092" calcext:value-type="float">
            <text:p>2092</text:p>
          </table:table-cell>
          <table:table-cell office:value-type="float" office:value="1.59265" calcext:value-type="float">
            <text:p>1,59265</text:p>
          </table:table-cell>
          <table:table-cell table:style-name="ce1" office:value-type="float" office:value="22649646019" calcext:value-type="float">
            <text:p>22649646019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283377" calcext:value-type="float">
            <text:p>0,283377</text:p>
          </table:table-cell>
          <table:table-cell office:value-type="float" office:value="920" calcext:value-type="float">
            <text:p>920</text:p>
          </table:table-cell>
          <table:table-cell office:value-type="float" office:value="0.402153" calcext:value-type="float">
            <text:p>0,402153</text:p>
          </table:table-cell>
          <table:table-cell table:style-name="ce1" office:value-type="float" office:value="42101695" calcext:value-type="float">
            <text:p>42101695</text:p>
          </table:table-cell>
          <table:table-cell office:value-type="float" office:value="7.48" calcext:value-type="float">
            <text:p>7,48</text:p>
          </table:table-cell>
          <table:table-cell office:value-type="float" office:value="3572" calcext:value-type="float">
            <text:p>3572</text:p>
          </table:table-cell>
          <table:table-cell office:value-type="float" office:value="10.0602" calcext:value-type="float">
            <text:p>10,0602</text:p>
          </table:table-cell>
          <table:table-cell table:style-name="ce1" office:value-type="float" office:value="62641346771" calcext:value-type="float">
            <text:p>62641346771</text:p>
          </table:table-cell>
          <table:table-cell office:value-type="float" office:value="0.400059" calcext:value-type="float">
            <text:p>0,400059</text:p>
          </table:table-cell>
          <table:table-cell office:value-type="float" office:value="968" calcext:value-type="float">
            <text:p>968</text:p>
          </table:table-cell>
          <table:table-cell office:value-type="float" office:value="0.570128" calcext:value-type="float">
            <text:p>0,570128</text:p>
          </table:table-cell>
          <table:table-cell table:style-name="ce1" office:value-type="float" office:value="12306300119" calcext:value-type="float">
            <text:p>12306300119</text:p>
          </table:table-cell>
          <table:table-cell office:value-type="float" office:value="0.961865" calcext:value-type="float">
            <text:p>0,961865</text:p>
          </table:table-cell>
          <table:table-cell office:value-type="float" office:value="2092" calcext:value-type="float">
            <text:p>2092</text:p>
          </table:table-cell>
          <table:table-cell office:value-type="float" office:value="1.59265" calcext:value-type="float">
            <text:p>1,59265</text:p>
          </table:table-cell>
          <table:table-cell table:style-name="ce1" office:value-type="float" office:value="51686021" calcext:value-type="float">
            <text:p>5168602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283377" calcext:value-type="float">
            <text:p>0,283377</text:p>
          </table:table-cell>
          <table:table-cell office:value-type="float" office:value="920" calcext:value-type="float">
            <text:p>920</text:p>
          </table:table-cell>
          <table:table-cell office:value-type="float" office:value="0.402153" calcext:value-type="float">
            <text:p>0,402153</text:p>
          </table:table-cell>
          <table:table-cell table:style-name="ce1" office:value-type="float" office:value="10652403" calcext:value-type="float">
            <text:p>10652403</text:p>
          </table:table-cell>
          <table:table-cell office:value-type="float" office:value="7.48" calcext:value-type="float">
            <text:p>7,48</text:p>
          </table:table-cell>
          <table:table-cell office:value-type="float" office:value="3572" calcext:value-type="float">
            <text:p>3572</text:p>
          </table:table-cell>
          <table:table-cell office:value-type="float" office:value="10.0602" calcext:value-type="float">
            <text:p>10,0602</text:p>
          </table:table-cell>
          <table:table-cell table:style-name="ce1" office:value-type="float" office:value="69905202249" calcext:value-type="float">
            <text:p>69905202249</text:p>
          </table:table-cell>
          <table:table-cell office:value-type="float" office:value="0.400059" calcext:value-type="float">
            <text:p>0,400059</text:p>
          </table:table-cell>
          <table:table-cell office:value-type="float" office:value="968" calcext:value-type="float">
            <text:p>968</text:p>
          </table:table-cell>
          <table:table-cell office:value-type="float" office:value="0.570128" calcext:value-type="float">
            <text:p>0,570128</text:p>
          </table:table-cell>
          <table:table-cell table:style-name="ce1" office:value-type="float" office:value="12452756762" calcext:value-type="float">
            <text:p>12452756762</text:p>
          </table:table-cell>
          <table:table-cell office:value-type="float" office:value="0.961865" calcext:value-type="float">
            <text:p>0,961865</text:p>
          </table:table-cell>
          <table:table-cell office:value-type="float" office:value="2092" calcext:value-type="float">
            <text:p>2092</text:p>
          </table:table-cell>
          <table:table-cell office:value-type="float" office:value="1.59265" calcext:value-type="float">
            <text:p>1,59265</text:p>
          </table:table-cell>
          <table:table-cell table:style-name="ce1" office:value-type="float" office:value="22665752693" calcext:value-type="float">
            <text:p>2266575269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283377" calcext:value-type="float">
            <text:p>0,283377</text:p>
          </table:table-cell>
          <table:table-cell office:value-type="float" office:value="920" calcext:value-type="float">
            <text:p>920</text:p>
          </table:table-cell>
          <table:table-cell office:value-type="float" office:value="0.402153" calcext:value-type="float">
            <text:p>0,402153</text:p>
          </table:table-cell>
          <table:table-cell table:style-name="ce1" office:value-type="float" office:value="11008055" calcext:value-type="float">
            <text:p>11008055</text:p>
          </table:table-cell>
          <table:table-cell office:value-type="float" office:value="7.48" calcext:value-type="float">
            <text:p>7,48</text:p>
          </table:table-cell>
          <table:table-cell office:value-type="float" office:value="3572" calcext:value-type="float">
            <text:p>3572</text:p>
          </table:table-cell>
          <table:table-cell office:value-type="float" office:value="10.0602" calcext:value-type="float">
            <text:p>10,0602</text:p>
          </table:table-cell>
          <table:table-cell table:style-name="ce1" office:value-type="float" office:value="66929496492" calcext:value-type="float">
            <text:p>66929496492</text:p>
          </table:table-cell>
          <table:table-cell office:value-type="float" office:value="0.400059" calcext:value-type="float">
            <text:p>0,400059</text:p>
          </table:table-cell>
          <table:table-cell office:value-type="float" office:value="968" calcext:value-type="float">
            <text:p>968</text:p>
          </table:table-cell>
          <table:table-cell office:value-type="float" office:value="0.570128" calcext:value-type="float">
            <text:p>0,570128</text:p>
          </table:table-cell>
          <table:table-cell table:style-name="ce1" office:value-type="float" office:value="12406994175" calcext:value-type="float">
            <text:p>12406994175</text:p>
          </table:table-cell>
          <table:table-cell office:value-type="float" office:value="0.961865" calcext:value-type="float">
            <text:p>0,961865</text:p>
          </table:table-cell>
          <table:table-cell office:value-type="float" office:value="2092" calcext:value-type="float">
            <text:p>2092</text:p>
          </table:table-cell>
          <table:table-cell office:value-type="float" office:value="1.59265" calcext:value-type="float">
            <text:p>1,59265</text:p>
          </table:table-cell>
          <table:table-cell table:style-name="ce1" office:value-type="float" office:value="74713507" calcext:value-type="float">
            <text:p>7471350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283377" calcext:value-type="float">
            <text:p>0,283377</text:p>
          </table:table-cell>
          <table:table-cell office:value-type="float" office:value="920" calcext:value-type="float">
            <text:p>920</text:p>
          </table:table-cell>
          <table:table-cell office:value-type="float" office:value="0.402153" calcext:value-type="float">
            <text:p>0,402153</text:p>
          </table:table-cell>
          <table:table-cell table:style-name="ce1" office:value-type="float" office:value="12322380621" calcext:value-type="float">
            <text:p>12322380621</text:p>
          </table:table-cell>
          <table:table-cell office:value-type="float" office:value="7.48" calcext:value-type="float">
            <text:p>7,48</text:p>
          </table:table-cell>
          <table:table-cell office:value-type="float" office:value="3572" calcext:value-type="float">
            <text:p>3572</text:p>
          </table:table-cell>
          <table:table-cell office:value-type="float" office:value="10.0602" calcext:value-type="float">
            <text:p>10,0602</text:p>
          </table:table-cell>
          <table:table-cell table:style-name="ce1" office:value-type="float" office:value="87127611" calcext:value-type="float">
            <text:p>87127611</text:p>
          </table:table-cell>
          <table:table-cell office:value-type="float" office:value="0.400059" calcext:value-type="float">
            <text:p>0,400059</text:p>
          </table:table-cell>
          <table:table-cell office:value-type="float" office:value="968" calcext:value-type="float">
            <text:p>968</text:p>
          </table:table-cell>
          <table:table-cell office:value-type="float" office:value="0.570128" calcext:value-type="float">
            <text:p>0,570128</text:p>
          </table:table-cell>
          <table:table-cell table:style-name="ce1" office:value-type="float" office:value="12354709684" calcext:value-type="float">
            <text:p>12354709684</text:p>
          </table:table-cell>
          <table:table-cell office:value-type="float" office:value="0.961865" calcext:value-type="float">
            <text:p>0,961865</text:p>
          </table:table-cell>
          <table:table-cell office:value-type="float" office:value="2092" calcext:value-type="float">
            <text:p>2092</text:p>
          </table:table-cell>
          <table:table-cell office:value-type="float" office:value="1.59265" calcext:value-type="float">
            <text:p>1,59265</text:p>
          </table:table-cell>
          <table:table-cell table:style-name="ce1" office:value-type="float" office:value="39411502" calcext:value-type="float">
            <text:p>3941150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283377" calcext:value-type="float">
            <text:p>0,283377</text:p>
          </table:table-cell>
          <table:table-cell table:formula="of:=([.C38]+[.C39]+[.C40]+[.C41]+[.C42])/5" office:value-type="float" office:value="920" calcext:value-type="float">
            <text:p>920</text:p>
          </table:table-cell>
          <table:table-cell table:formula="of:=([.D38]+[.D39]+[.D40]+[.D41]+[.D42])/5" office:value-type="float" office:value="0.402153" calcext:value-type="float">
            <text:p>0,402153</text:p>
          </table:table-cell>
          <table:table-cell table:style-name="ce1" table:formula="of:=([.E38]+[.E39]+[.E40]+[.E41]+[.E42])/5" office:value-type="float" office:value="2482760654" calcext:value-type="float">
            <text:p>2482760654</text:p>
          </table:table-cell>
          <table:table-cell table:formula="of:=([.F38]+[.F39]+[.F40]+[.F41]+[.F42])/5" office:value-type="float" office:value="7.48" calcext:value-type="float">
            <text:p>7,48</text:p>
          </table:table-cell>
          <table:table-cell table:formula="of:=([.G38]+[.G39]+[.G40]+[.G41]+[.G42])/5" office:value-type="float" office:value="3572" calcext:value-type="float">
            <text:p>3572</text:p>
          </table:table-cell>
          <table:table-cell table:formula="of:=([.H38]+[.H39]+[.H40]+[.H41]+[.H42])/5" office:value-type="float" office:value="10.0602" calcext:value-type="float">
            <text:p>10,0602</text:p>
          </table:table-cell>
          <table:table-cell table:style-name="ce1" table:formula="of:=([.I38]+[.I39]+[.I40]+[.I41]+[.I42])/5" office:value-type="float" office:value="39942198065.8" calcext:value-type="float">
            <text:p>39942198065,8</text:p>
          </table:table-cell>
          <table:table-cell table:formula="of:=([.J38]+[.J39]+[.J40]+[.J41]+[.J42])/5" office:value-type="float" office:value="0.400059" calcext:value-type="float">
            <text:p>0,400059</text:p>
          </table:table-cell>
          <table:table-cell table:formula="of:=([.K38]+[.K39]+[.K40]+[.K41]+[.K42])/5" office:value-type="float" office:value="968" calcext:value-type="float">
            <text:p>968</text:p>
          </table:table-cell>
          <table:table-cell table:formula="of:=([.L38]+[.L39]+[.L40]+[.L41]+[.L42])/5" office:value-type="float" office:value="0.570128" calcext:value-type="float">
            <text:p>0,570128</text:p>
          </table:table-cell>
          <table:table-cell table:style-name="ce1" table:formula="of:=([.M38]+[.M39]+[.M40]+[.M41]+[.M42])/5" office:value-type="float" office:value="9908319225.6" calcext:value-type="float">
            <text:p>9908319225,6</text:p>
          </table:table-cell>
          <table:table-cell table:formula="of:=([.N38]+[.N39]+[.N40]+[.N41]+[.N42])/5" office:value-type="float" office:value="0.961865" calcext:value-type="float">
            <text:p>0,961865</text:p>
          </table:table-cell>
          <table:table-cell table:formula="of:=([.O38]+[.O39]+[.O40]+[.O41]+[.O42])/5" office:value-type="float" office:value="2092" calcext:value-type="float">
            <text:p>2092</text:p>
          </table:table-cell>
          <table:table-cell table:formula="of:=([.P38]+[.P39]+[.P40]+[.P41]+[.P42])/5" office:value-type="float" office:value="1.59265" calcext:value-type="float">
            <text:p>1,59265</text:p>
          </table:table-cell>
          <table:table-cell table:style-name="ce1" table:formula="of:=([.Q38]+[.Q39]+[.Q40]+[.Q41]+[.Q42])/5" office:value-type="float" office:value="9096241948.4" calcext:value-type="float">
            <text:p>9096241948,4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10541" calcext:value-type="float">
            <text:p>0,110541</text:p>
          </table:table-cell>
          <table:table-cell office:value-type="float" office:value="34" calcext:value-type="float">
            <text:p>34</text:p>
          </table:table-cell>
          <table:table-cell office:value-type="float" office:value="0.112361" calcext:value-type="float">
            <text:p>0,112361</text:p>
          </table:table-cell>
          <table:table-cell table:style-name="ce1" office:value-type="float" office:value="12301051912" calcext:value-type="float">
            <text:p>12301051912</text:p>
          </table:table-cell>
          <table:table-cell office:value-type="float" office:value="7.48757" calcext:value-type="float">
            <text:p>7,48757</text:p>
          </table:table-cell>
          <table:table-cell office:value-type="float" office:value="3662" calcext:value-type="float">
            <text:p>3662</text:p>
          </table:table-cell>
          <table:table-cell office:value-type="float" office:value="9.89583" calcext:value-type="float">
            <text:p>9,89583</text:p>
          </table:table-cell>
          <table:table-cell table:style-name="ce1" office:value-type="float" office:value="208582246" calcext:value-type="float">
            <text:p>20858224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394548118" calcext:value-type="float">
            <text:p>12394548118</text:p>
          </table:table-cell>
          <table:table-cell office:value-type="float" office:value="1.18385" calcext:value-type="float">
            <text:p>1,18385</text:p>
          </table:table-cell>
          <table:table-cell office:value-type="float" office:value="1877" calcext:value-type="float">
            <text:p>1877</text:p>
          </table:table-cell>
          <table:table-cell office:value-type="float" office:value="1.74126" calcext:value-type="float">
            <text:p>1,74126</text:p>
          </table:table-cell>
          <table:table-cell table:style-name="ce1" office:value-type="float" office:value="22965779974" calcext:value-type="float">
            <text:p>2296577997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10541" calcext:value-type="float">
            <text:p>0,110541</text:p>
          </table:table-cell>
          <table:table-cell office:value-type="float" office:value="34" calcext:value-type="float">
            <text:p>34</text:p>
          </table:table-cell>
          <table:table-cell office:value-type="float" office:value="0.112361" calcext:value-type="float">
            <text:p>0,112361</text:p>
          </table:table-cell>
          <table:table-cell table:style-name="ce1" office:value-type="float" office:value="12246485561" calcext:value-type="float">
            <text:p>12246485561</text:p>
          </table:table-cell>
          <table:table-cell office:value-type="float" office:value="7.48757" calcext:value-type="float">
            <text:p>7,48757</text:p>
          </table:table-cell>
          <table:table-cell office:value-type="float" office:value="3662" calcext:value-type="float">
            <text:p>3662</text:p>
          </table:table-cell>
          <table:table-cell office:value-type="float" office:value="9.89583" calcext:value-type="float">
            <text:p>9,89583</text:p>
          </table:table-cell>
          <table:table-cell table:style-name="ce1" office:value-type="float" office:value="67092385922" calcext:value-type="float">
            <text:p>67092385922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184993763" calcext:value-type="float">
            <text:p>12184993763</text:p>
          </table:table-cell>
          <table:table-cell office:value-type="float" office:value="1.18385" calcext:value-type="float">
            <text:p>1,18385</text:p>
          </table:table-cell>
          <table:table-cell office:value-type="float" office:value="1877" calcext:value-type="float">
            <text:p>1877</text:p>
          </table:table-cell>
          <table:table-cell office:value-type="float" office:value="1.74126" calcext:value-type="float">
            <text:p>1,74126</text:p>
          </table:table-cell>
          <table:table-cell table:style-name="ce1" office:value-type="float" office:value="23451881117" calcext:value-type="float">
            <text:p>2345188111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10541" calcext:value-type="float">
            <text:p>0,110541</text:p>
          </table:table-cell>
          <table:table-cell office:value-type="float" office:value="34" calcext:value-type="float">
            <text:p>34</text:p>
          </table:table-cell>
          <table:table-cell office:value-type="float" office:value="0.112361" calcext:value-type="float">
            <text:p>0,112361</text:p>
          </table:table-cell>
          <table:table-cell table:style-name="ce1" office:value-type="float" office:value="40647140" calcext:value-type="float">
            <text:p>40647140</text:p>
          </table:table-cell>
          <table:table-cell office:value-type="float" office:value="7.48757" calcext:value-type="float">
            <text:p>7,48757</text:p>
          </table:table-cell>
          <table:table-cell office:value-type="float" office:value="3662" calcext:value-type="float">
            <text:p>3662</text:p>
          </table:table-cell>
          <table:table-cell office:value-type="float" office:value="9.89583" calcext:value-type="float">
            <text:p>9,89583</text:p>
          </table:table-cell>
          <table:table-cell table:style-name="ce1" office:value-type="float" office:value="150201118" calcext:value-type="float">
            <text:p>150201118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1179686" calcext:value-type="float">
            <text:p>11179686</text:p>
          </table:table-cell>
          <table:table-cell office:value-type="float" office:value="1.18385" calcext:value-type="float">
            <text:p>1,18385</text:p>
          </table:table-cell>
          <table:table-cell office:value-type="float" office:value="1877" calcext:value-type="float">
            <text:p>1877</text:p>
          </table:table-cell>
          <table:table-cell office:value-type="float" office:value="1.74126" calcext:value-type="float">
            <text:p>1,74126</text:p>
          </table:table-cell>
          <table:table-cell table:style-name="ce1" office:value-type="float" office:value="38468758" calcext:value-type="float">
            <text:p>3846875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10541" calcext:value-type="float">
            <text:p>0,110541</text:p>
          </table:table-cell>
          <table:table-cell office:value-type="float" office:value="34" calcext:value-type="float">
            <text:p>34</text:p>
          </table:table-cell>
          <table:table-cell office:value-type="float" office:value="0.112361" calcext:value-type="float">
            <text:p>0,112361</text:p>
          </table:table-cell>
          <table:table-cell table:style-name="ce1" office:value-type="float" office:value="11825665" calcext:value-type="float">
            <text:p>11825665</text:p>
          </table:table-cell>
          <table:table-cell office:value-type="float" office:value="7.48757" calcext:value-type="float">
            <text:p>7,48757</text:p>
          </table:table-cell>
          <table:table-cell office:value-type="float" office:value="3662" calcext:value-type="float">
            <text:p>3662</text:p>
          </table:table-cell>
          <table:table-cell office:value-type="float" office:value="9.89583" calcext:value-type="float">
            <text:p>9,89583</text:p>
          </table:table-cell>
          <table:table-cell table:style-name="ce1" office:value-type="float" office:value="82296699" calcext:value-type="float">
            <text:p>82296699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287568272" calcext:value-type="float">
            <text:p>12287568272</text:p>
          </table:table-cell>
          <table:table-cell office:value-type="float" office:value="1.18385" calcext:value-type="float">
            <text:p>1,18385</text:p>
          </table:table-cell>
          <table:table-cell office:value-type="float" office:value="1877" calcext:value-type="float">
            <text:p>1877</text:p>
          </table:table-cell>
          <table:table-cell office:value-type="float" office:value="1.74126" calcext:value-type="float">
            <text:p>1,74126</text:p>
          </table:table-cell>
          <table:table-cell table:style-name="ce1" office:value-type="float" office:value="22006125" calcext:value-type="float">
            <text:p>2200612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10541" calcext:value-type="float">
            <text:p>0,110541</text:p>
          </table:table-cell>
          <table:table-cell office:value-type="float" office:value="34" calcext:value-type="float">
            <text:p>34</text:p>
          </table:table-cell>
          <table:table-cell office:value-type="float" office:value="0.112361" calcext:value-type="float">
            <text:p>0,112361</text:p>
          </table:table-cell>
          <table:table-cell table:style-name="ce1" office:value-type="float" office:value="12314507457" calcext:value-type="float">
            <text:p>12314507457</text:p>
          </table:table-cell>
          <table:table-cell office:value-type="float" office:value="7.48757" calcext:value-type="float">
            <text:p>7,48757</text:p>
          </table:table-cell>
          <table:table-cell office:value-type="float" office:value="3662" calcext:value-type="float">
            <text:p>3662</text:p>
          </table:table-cell>
          <table:table-cell office:value-type="float" office:value="9.89583" calcext:value-type="float">
            <text:p>9,89583</text:p>
          </table:table-cell>
          <table:table-cell table:style-name="ce1" office:value-type="float" office:value="66753305893" calcext:value-type="float">
            <text:p>66753305893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411254670" calcext:value-type="float">
            <text:p>12411254670</text:p>
          </table:table-cell>
          <table:table-cell office:value-type="float" office:value="1.18385" calcext:value-type="float">
            <text:p>1,18385</text:p>
          </table:table-cell>
          <table:table-cell office:value-type="float" office:value="1877" calcext:value-type="float">
            <text:p>1877</text:p>
          </table:table-cell>
          <table:table-cell office:value-type="float" office:value="1.74126" calcext:value-type="float">
            <text:p>1,74126</text:p>
          </table:table-cell>
          <table:table-cell table:style-name="ce1" office:value-type="float" office:value="23015567" calcext:value-type="float">
            <text:p>2301556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110541" calcext:value-type="float">
            <text:p>0,110541</text:p>
          </table:table-cell>
          <table:table-cell table:formula="of:=([.C45]+[.C46]+[.C47]+[.C48]+[.C49])/5" office:value-type="float" office:value="34" calcext:value-type="float">
            <text:p>34</text:p>
          </table:table-cell>
          <table:table-cell table:formula="of:=([.D45]+[.D46]+[.D47]+[.D48]+[.D49])/5" office:value-type="float" office:value="0.112361" calcext:value-type="float">
            <text:p>0,112361</text:p>
          </table:table-cell>
          <table:table-cell table:style-name="ce1" table:formula="of:=([.E45]+[.E46]+[.E47]+[.E48]+[.E49])/5" office:value-type="float" office:value="7382903547" calcext:value-type="float">
            <text:p>7382903547</text:p>
          </table:table-cell>
          <table:table-cell table:formula="of:=([.F45]+[.F46]+[.F47]+[.F48]+[.F49])/5" office:value-type="float" office:value="7.48757" calcext:value-type="float">
            <text:p>7,48757</text:p>
          </table:table-cell>
          <table:table-cell table:formula="of:=([.G45]+[.G46]+[.G47]+[.G48]+[.G49])/5" office:value-type="float" office:value="3662" calcext:value-type="float">
            <text:p>3662</text:p>
          </table:table-cell>
          <table:table-cell table:formula="of:=([.H45]+[.H46]+[.H47]+[.H48]+[.H49])/5" office:value-type="float" office:value="9.89583" calcext:value-type="float">
            <text:p>9,89583</text:p>
          </table:table-cell>
          <table:table-cell table:style-name="ce1" table:formula="of:=([.I45]+[.I46]+[.I47]+[.I48]+[.I49])/5" office:value-type="float" office:value="26857354375.6" calcext:value-type="float">
            <text:p>26857354375,6</text:p>
          </table:table-cell>
          <table:table-cell table:formula="of:=([.J45]+[.J46]+[.J47]+[.J48]+[.J49])/5" office:value-type="float" office:value="0.117006" calcext:value-type="float">
            <text:p>0,117006</text:p>
          </table:table-cell>
          <table:table-cell table:formula="of:=([.K45]+[.K46]+[.K47]+[.K48]+[.K49])/5" office:value-type="float" office:value="0" calcext:value-type="float">
            <text:p>0</text:p>
          </table:table-cell>
          <table:table-cell table:formula="of:=([.L45]+[.L46]+[.L47]+[.L48]+[.L49])/5" office:value-type="float" office:value="0.117006" calcext:value-type="float">
            <text:p>0,117006</text:p>
          </table:table-cell>
          <table:table-cell table:style-name="ce1" table:formula="of:=([.M45]+[.M46]+[.M47]+[.M48]+[.M49])/5" office:value-type="float" office:value="9857908901.8" calcext:value-type="float">
            <text:p>9857908901,8</text:p>
          </table:table-cell>
          <table:table-cell table:formula="of:=([.N45]+[.N46]+[.N47]+[.N48]+[.N49])/5" office:value-type="float" office:value="1.18385" calcext:value-type="float">
            <text:p>1,18385</text:p>
          </table:table-cell>
          <table:table-cell table:formula="of:=([.O45]+[.O46]+[.O47]+[.O48]+[.O49])/5" office:value-type="float" office:value="1877" calcext:value-type="float">
            <text:p>1877</text:p>
          </table:table-cell>
          <table:table-cell table:formula="of:=([.P45]+[.P46]+[.P47]+[.P48]+[.P49])/5" office:value-type="float" office:value="1.74126" calcext:value-type="float">
            <text:p>1,74126</text:p>
          </table:table-cell>
          <table:table-cell table:style-name="ce1" table:formula="of:=([.Q45]+[.Q46]+[.Q47]+[.Q48]+[.Q49])/5" office:value-type="float" office:value="9300230308.2" calcext:value-type="float">
            <text:p>9300230308,2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163044792" calcext:value-type="float">
            <text:p>1216304479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79338096" calcext:value-type="float">
            <text:p>79338096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341191215" calcext:value-type="float">
            <text:p>1234119121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2913193" calcext:value-type="float">
            <text:p>2291319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1855969241" calcext:value-type="float">
            <text:p>1185596924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435203155" calcext:value-type="float">
            <text:p>64435203155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103486884" calcext:value-type="float">
            <text:p>12103486884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3334082926" calcext:value-type="float">
            <text:p>23334082926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357538842" calcext:value-type="float">
            <text:p>1235753884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1466004514" calcext:value-type="float">
            <text:p>6146600451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413150" calcext:value-type="float">
            <text:p>10413150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3446644070" calcext:value-type="float">
            <text:p>23446644070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452309892" calcext:value-type="float">
            <text:p>1245230989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307801940" calcext:value-type="float">
            <text:p>307801940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2268700890" calcext:value-type="float">
            <text:p>12268700890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37325080" calcext:value-type="float">
            <text:p>3732508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105452" calcext:value-type="float">
            <text:p>0,105452</text:p>
          </table:table-cell>
          <table:table-cell office:value-type="float" office:value="21" calcext:value-type="float">
            <text:p>21</text:p>
          </table:table-cell>
          <table:table-cell office:value-type="float" office:value="0.106576" calcext:value-type="float">
            <text:p>0,106576</text:p>
          </table:table-cell>
          <table:table-cell table:style-name="ce1" office:value-type="float" office:value="12210742830" calcext:value-type="float">
            <text:p>12210742830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1215400334" calcext:value-type="float">
            <text:p>61215400334</text:p>
          </table:table-cell>
          <table:table-cell office:value-type="float" office:value="0.117006" calcext:value-type="float">
            <text:p>0,117006</text:p>
          </table:table-cell>
          <table:table-cell office:value-type="float" office:value="0" calcext:value-type="float">
            <text:p>0</text:p>
          </table:table-cell>
          <table:table-cell office:value-type="float" office:value="0.117006" calcext:value-type="float">
            <text:p>0,117006</text:p>
          </table:table-cell>
          <table:table-cell table:style-name="ce1" office:value-type="float" office:value="10722802" calcext:value-type="float">
            <text:p>1072280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39383895" calcext:value-type="float">
            <text:p>39383895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105452" calcext:value-type="float">
            <text:p>0,105452</text:p>
          </table:table-cell>
          <table:table-cell table:formula="of:=([.C52]+[.C53]+[.C54]+[.C55]+[.C56])/5" office:value-type="float" office:value="21" calcext:value-type="float">
            <text:p>21</text:p>
          </table:table-cell>
          <table:table-cell table:formula="of:=([.D52]+[.D53]+[.D54]+[.D55]+[.D56])/5" office:value-type="float" office:value="0.106576" calcext:value-type="float">
            <text:p>0,106576</text:p>
          </table:table-cell>
          <table:table-cell table:style-name="ce1" table:formula="of:=([.E52]+[.E53]+[.E54]+[.E55]+[.E56])/5" office:value-type="float" office:value="12207921119.4" calcext:value-type="float">
            <text:p>12207921119,4</text:p>
          </table:table-cell>
          <table:table-cell table:formula="of:=([.F52]+[.F53]+[.F54]+[.F55]+[.F56])/5" office:value-type="float" office:value="7.41058" calcext:value-type="float">
            <text:p>7,41058</text:p>
          </table:table-cell>
          <table:table-cell table:formula="of:=([.G52]+[.G53]+[.G54]+[.G55]+[.G56])/5" office:value-type="float" office:value="3655" calcext:value-type="float">
            <text:p>3655</text:p>
          </table:table-cell>
          <table:table-cell table:formula="of:=([.H52]+[.H53]+[.H54]+[.H55]+[.H56])/5" office:value-type="float" office:value="9.91985" calcext:value-type="float">
            <text:p>9,91985</text:p>
          </table:table-cell>
          <table:table-cell table:style-name="ce1" table:formula="of:=([.I52]+[.I53]+[.I54]+[.I55]+[.I56])/5" office:value-type="float" office:value="37500749607.8" calcext:value-type="float">
            <text:p>37500749607,8</text:p>
          </table:table-cell>
          <table:table-cell table:formula="of:=([.J52]+[.J53]+[.J54]+[.J55]+[.J56])/5" office:value-type="float" office:value="0.117006" calcext:value-type="float">
            <text:p>0,117006</text:p>
          </table:table-cell>
          <table:table-cell table:formula="of:=([.K52]+[.K53]+[.K54]+[.K55]+[.K56])/5" office:value-type="float" office:value="0" calcext:value-type="float">
            <text:p>0</text:p>
          </table:table-cell>
          <table:table-cell table:formula="of:=([.L52]+[.L53]+[.L54]+[.L55]+[.L56])/5" office:value-type="float" office:value="0.117006" calcext:value-type="float">
            <text:p>0,117006</text:p>
          </table:table-cell>
          <table:table-cell table:style-name="ce1" table:formula="of:=([.M52]+[.M53]+[.M54]+[.M55]+[.M56])/5" office:value-type="float" office:value="7346902988.2" calcext:value-type="float">
            <text:p>7346902988,2</text:p>
          </table:table-cell>
          <table:table-cell table:formula="of:=([.N52]+[.N53]+[.N54]+[.N55]+[.N56])/5" office:value-type="float" office:value="1.99816" calcext:value-type="float">
            <text:p>1,99816</text:p>
          </table:table-cell>
          <table:table-cell table:formula="of:=([.O52]+[.O53]+[.O54]+[.O55]+[.O56])/5" office:value-type="float" office:value="2312" calcext:value-type="float">
            <text:p>2312</text:p>
          </table:table-cell>
          <table:table-cell table:formula="of:=([.P52]+[.P53]+[.P54]+[.P55]+[.P56])/5" office:value-type="float" office:value="3.01179" calcext:value-type="float">
            <text:p>3,01179</text:p>
          </table:table-cell>
          <table:table-cell table:style-name="ce1" table:formula="of:=([.Q52]+[.Q53]+[.Q54]+[.Q55]+[.Q56])/5" office:value-type="float" office:value="9376069832.8" calcext:value-type="float">
            <text:p>9376069832,8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0522" calcext:value-type="float">
            <text:p>0,300522</text:p>
          </table:table-cell>
          <table:table-cell office:value-type="float" office:value="986" calcext:value-type="float">
            <text:p>986</text:p>
          </table:table-cell>
          <table:table-cell office:value-type="float" office:value="0.439382" calcext:value-type="float">
            <text:p>0,439382</text:p>
          </table:table-cell>
          <table:table-cell table:style-name="ce1" office:value-type="float" office:value="19708954" calcext:value-type="float">
            <text:p>19708954</text:p>
          </table:table-cell>
          <table:table-cell office:value-type="float" office:value="7.00273" calcext:value-type="float">
            <text:p>7,00273</text:p>
          </table:table-cell>
          <table:table-cell office:value-type="float" office:value="3440" calcext:value-type="float">
            <text:p>3440</text:p>
          </table:table-cell>
          <table:table-cell office:value-type="float" office:value="9.13064" calcext:value-type="float">
            <text:p>9,13064</text:p>
          </table:table-cell>
          <table:table-cell table:style-name="ce1" office:value-type="float" office:value="1918842651" calcext:value-type="float">
            <text:p>1918842651</text:p>
          </table:table-cell>
          <table:table-cell office:value-type="float" office:value="0.393974" calcext:value-type="float">
            <text:p>0,393974</text:p>
          </table:table-cell>
          <table:table-cell office:value-type="float" office:value="940" calcext:value-type="float">
            <text:p>940</text:p>
          </table:table-cell>
          <table:table-cell office:value-type="float" office:value="0.55176" calcext:value-type="float">
            <text:p>0,55176</text:p>
          </table:table-cell>
          <table:table-cell table:style-name="ce1" office:value-type="float" office:value="62123613" calcext:value-type="float">
            <text:p>62123613</text:p>
          </table:table-cell>
          <table:table-cell office:value-type="float" office:value="1.11936" calcext:value-type="float">
            <text:p>1,11936</text:p>
          </table:table-cell>
          <table:table-cell office:value-type="float" office:value="1970" calcext:value-type="float">
            <text:p>1970</text:p>
          </table:table-cell>
          <table:table-cell office:value-type="float" office:value="1.69945" calcext:value-type="float">
            <text:p>1,69945</text:p>
          </table:table-cell>
          <table:table-cell table:style-name="ce1" office:value-type="float" office:value="23059495322" calcext:value-type="float">
            <text:p>23059495322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0522" calcext:value-type="float">
            <text:p>0,300522</text:p>
          </table:table-cell>
          <table:table-cell office:value-type="float" office:value="986" calcext:value-type="float">
            <text:p>986</text:p>
          </table:table-cell>
          <table:table-cell office:value-type="float" office:value="0.439382" calcext:value-type="float">
            <text:p>0,439382</text:p>
          </table:table-cell>
          <table:table-cell table:style-name="ce1" office:value-type="float" office:value="12796331352" calcext:value-type="float">
            <text:p>12796331352</text:p>
          </table:table-cell>
          <table:table-cell office:value-type="float" office:value="7.00273" calcext:value-type="float">
            <text:p>7,00273</text:p>
          </table:table-cell>
          <table:table-cell office:value-type="float" office:value="3440" calcext:value-type="float">
            <text:p>3440</text:p>
          </table:table-cell>
          <table:table-cell office:value-type="float" office:value="9.13064" calcext:value-type="float">
            <text:p>9,13064</text:p>
          </table:table-cell>
          <table:table-cell table:style-name="ce1" office:value-type="float" office:value="239680614" calcext:value-type="float">
            <text:p>239680614</text:p>
          </table:table-cell>
          <table:table-cell office:value-type="float" office:value="0.393974" calcext:value-type="float">
            <text:p>0,393974</text:p>
          </table:table-cell>
          <table:table-cell office:value-type="float" office:value="940" calcext:value-type="float">
            <text:p>940</text:p>
          </table:table-cell>
          <table:table-cell office:value-type="float" office:value="0.55176" calcext:value-type="float">
            <text:p>0,55176</text:p>
          </table:table-cell>
          <table:table-cell table:style-name="ce1" office:value-type="float" office:value="12044304177" calcext:value-type="float">
            <text:p>12044304177</text:p>
          </table:table-cell>
          <table:table-cell office:value-type="float" office:value="1.11936" calcext:value-type="float">
            <text:p>1,11936</text:p>
          </table:table-cell>
          <table:table-cell office:value-type="float" office:value="1970" calcext:value-type="float">
            <text:p>1970</text:p>
          </table:table-cell>
          <table:table-cell office:value-type="float" office:value="1.69945" calcext:value-type="float">
            <text:p>1,69945</text:p>
          </table:table-cell>
          <table:table-cell table:style-name="ce1" office:value-type="float" office:value="21276611" calcext:value-type="float">
            <text:p>2127661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0522" calcext:value-type="float">
            <text:p>0,300522</text:p>
          </table:table-cell>
          <table:table-cell office:value-type="float" office:value="986" calcext:value-type="float">
            <text:p>986</text:p>
          </table:table-cell>
          <table:table-cell office:value-type="float" office:value="0.439382" calcext:value-type="float">
            <text:p>0,439382</text:p>
          </table:table-cell>
          <table:table-cell table:style-name="ce1" office:value-type="float" office:value="40750156" calcext:value-type="float">
            <text:p>40750156</text:p>
          </table:table-cell>
          <table:table-cell office:value-type="float" office:value="7.00273" calcext:value-type="float">
            <text:p>7,00273</text:p>
          </table:table-cell>
          <table:table-cell office:value-type="float" office:value="3440" calcext:value-type="float">
            <text:p>3440</text:p>
          </table:table-cell>
          <table:table-cell office:value-type="float" office:value="9.13064" calcext:value-type="float">
            <text:p>9,13064</text:p>
          </table:table-cell>
          <table:table-cell table:style-name="ce1" office:value-type="float" office:value="85688756" calcext:value-type="float">
            <text:p>85688756</text:p>
          </table:table-cell>
          <table:table-cell office:value-type="float" office:value="0.393974" calcext:value-type="float">
            <text:p>0,393974</text:p>
          </table:table-cell>
          <table:table-cell office:value-type="float" office:value="940" calcext:value-type="float">
            <text:p>940</text:p>
          </table:table-cell>
          <table:table-cell office:value-type="float" office:value="0.55176" calcext:value-type="float">
            <text:p>0,55176</text:p>
          </table:table-cell>
          <table:table-cell table:style-name="ce1" office:value-type="float" office:value="11836747657" calcext:value-type="float">
            <text:p>11836747657</text:p>
          </table:table-cell>
          <table:table-cell office:value-type="float" office:value="1.11936" calcext:value-type="float">
            <text:p>1,11936</text:p>
          </table:table-cell>
          <table:table-cell office:value-type="float" office:value="1970" calcext:value-type="float">
            <text:p>1970</text:p>
          </table:table-cell>
          <table:table-cell office:value-type="float" office:value="1.69945" calcext:value-type="float">
            <text:p>1,69945</text:p>
          </table:table-cell>
          <table:table-cell table:style-name="ce1" office:value-type="float" office:value="23036999315" calcext:value-type="float">
            <text:p>2303699931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0522" calcext:value-type="float">
            <text:p>0,300522</text:p>
          </table:table-cell>
          <table:table-cell office:value-type="float" office:value="986" calcext:value-type="float">
            <text:p>986</text:p>
          </table:table-cell>
          <table:table-cell office:value-type="float" office:value="0.439382" calcext:value-type="float">
            <text:p>0,439382</text:p>
          </table:table-cell>
          <table:table-cell table:style-name="ce1" office:value-type="float" office:value="13356552432" calcext:value-type="float">
            <text:p>13356552432</text:p>
          </table:table-cell>
          <table:table-cell office:value-type="float" office:value="7.00273" calcext:value-type="float">
            <text:p>7,00273</text:p>
          </table:table-cell>
          <table:table-cell office:value-type="float" office:value="3440" calcext:value-type="float">
            <text:p>3440</text:p>
          </table:table-cell>
          <table:table-cell office:value-type="float" office:value="9.13064" calcext:value-type="float">
            <text:p>9,13064</text:p>
          </table:table-cell>
          <table:table-cell table:style-name="ce1" office:value-type="float" office:value="72166932446" calcext:value-type="float">
            <text:p>72166932446</text:p>
          </table:table-cell>
          <table:table-cell office:value-type="float" office:value="0.393974" calcext:value-type="float">
            <text:p>0,393974</text:p>
          </table:table-cell>
          <table:table-cell office:value-type="float" office:value="940" calcext:value-type="float">
            <text:p>940</text:p>
          </table:table-cell>
          <table:table-cell office:value-type="float" office:value="0.55176" calcext:value-type="float">
            <text:p>0,55176</text:p>
          </table:table-cell>
          <table:table-cell table:style-name="ce1" office:value-type="float" office:value="12140540982" calcext:value-type="float">
            <text:p>12140540982</text:p>
          </table:table-cell>
          <table:table-cell office:value-type="float" office:value="1.11936" calcext:value-type="float">
            <text:p>1,11936</text:p>
          </table:table-cell>
          <table:table-cell office:value-type="float" office:value="1970" calcext:value-type="float">
            <text:p>1970</text:p>
          </table:table-cell>
          <table:table-cell office:value-type="float" office:value="1.69945" calcext:value-type="float">
            <text:p>1,69945</text:p>
          </table:table-cell>
          <table:table-cell table:style-name="ce1" office:value-type="float" office:value="41744847" calcext:value-type="float">
            <text:p>41744847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0522" calcext:value-type="float">
            <text:p>0,300522</text:p>
          </table:table-cell>
          <table:table-cell office:value-type="float" office:value="986" calcext:value-type="float">
            <text:p>986</text:p>
          </table:table-cell>
          <table:table-cell office:value-type="float" office:value="0.439382" calcext:value-type="float">
            <text:p>0,439382</text:p>
          </table:table-cell>
          <table:table-cell table:style-name="ce1" office:value-type="float" office:value="13082881269" calcext:value-type="float">
            <text:p>13082881269</text:p>
          </table:table-cell>
          <table:table-cell office:value-type="float" office:value="7.00273" calcext:value-type="float">
            <text:p>7,00273</text:p>
          </table:table-cell>
          <table:table-cell office:value-type="float" office:value="3440" calcext:value-type="float">
            <text:p>3440</text:p>
          </table:table-cell>
          <table:table-cell office:value-type="float" office:value="9.13064" calcext:value-type="float">
            <text:p>9,13064</text:p>
          </table:table-cell>
          <table:table-cell table:style-name="ce1" office:value-type="float" office:value="148782479" calcext:value-type="float">
            <text:p>148782479</text:p>
          </table:table-cell>
          <table:table-cell office:value-type="float" office:value="0.393974" calcext:value-type="float">
            <text:p>0,393974</text:p>
          </table:table-cell>
          <table:table-cell office:value-type="float" office:value="940" calcext:value-type="float">
            <text:p>940</text:p>
          </table:table-cell>
          <table:table-cell office:value-type="float" office:value="0.55176" calcext:value-type="float">
            <text:p>0,55176</text:p>
          </table:table-cell>
          <table:table-cell table:style-name="ce1" office:value-type="float" office:value="12370374948" calcext:value-type="float">
            <text:p>12370374948</text:p>
          </table:table-cell>
          <table:table-cell office:value-type="float" office:value="1.11936" calcext:value-type="float">
            <text:p>1,11936</text:p>
          </table:table-cell>
          <table:table-cell office:value-type="float" office:value="1970" calcext:value-type="float">
            <text:p>1970</text:p>
          </table:table-cell>
          <table:table-cell office:value-type="float" office:value="1.69945" calcext:value-type="float">
            <text:p>1,69945</text:p>
          </table:table-cell>
          <table:table-cell table:style-name="ce1" office:value-type="float" office:value="42570410" calcext:value-type="float">
            <text:p>42570410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300522" calcext:value-type="float">
            <text:p>0,300522</text:p>
          </table:table-cell>
          <table:table-cell table:formula="of:=([.C59]+[.C60]+[.C61]+[.C62]+[.C63])/5" office:value-type="float" office:value="986" calcext:value-type="float">
            <text:p>986</text:p>
          </table:table-cell>
          <table:table-cell table:formula="of:=([.D59]+[.D60]+[.D61]+[.D62]+[.D63])/5" office:value-type="float" office:value="0.439382" calcext:value-type="float">
            <text:p>0,439382</text:p>
          </table:table-cell>
          <table:table-cell table:style-name="ce1" table:formula="of:=([.E59]+[.E60]+[.E61]+[.E62]+[.E63])/5" office:value-type="float" office:value="7859244832.6" calcext:value-type="float">
            <text:p>7859244832,6</text:p>
          </table:table-cell>
          <table:table-cell table:formula="of:=([.F59]+[.F60]+[.F61]+[.F62]+[.F63])/5" office:value-type="float" office:value="7.00273" calcext:value-type="float">
            <text:p>7,00273</text:p>
          </table:table-cell>
          <table:table-cell table:formula="of:=([.G59]+[.G60]+[.G61]+[.G62]+[.G63])/5" office:value-type="float" office:value="3440" calcext:value-type="float">
            <text:p>3440</text:p>
          </table:table-cell>
          <table:table-cell table:formula="of:=([.H59]+[.H60]+[.H61]+[.H62]+[.H63])/5" office:value-type="float" office:value="9.13064" calcext:value-type="float">
            <text:p>9,13064</text:p>
          </table:table-cell>
          <table:table-cell table:style-name="ce1" table:formula="of:=([.I59]+[.I60]+[.I61]+[.I62]+[.I63])/5" office:value-type="float" office:value="14911985389.2" calcext:value-type="float">
            <text:p>14911985389,2</text:p>
          </table:table-cell>
          <table:table-cell table:formula="of:=([.J59]+[.J60]+[.J61]+[.J62]+[.J63])/5" office:value-type="float" office:value="0.393974" calcext:value-type="float">
            <text:p>0,393974</text:p>
          </table:table-cell>
          <table:table-cell table:formula="of:=([.K59]+[.K60]+[.K61]+[.K62]+[.K63])/5" office:value-type="float" office:value="940" calcext:value-type="float">
            <text:p>940</text:p>
          </table:table-cell>
          <table:table-cell table:formula="of:=([.L59]+[.L60]+[.L61]+[.L62]+[.L63])/5" office:value-type="float" office:value="0.55176" calcext:value-type="float">
            <text:p>0,55176</text:p>
          </table:table-cell>
          <table:table-cell table:style-name="ce1" table:formula="of:=([.M59]+[.M60]+[.M61]+[.M62]+[.M63])/5" office:value-type="float" office:value="9690818275.4" calcext:value-type="float">
            <text:p>9690818275,4</text:p>
          </table:table-cell>
          <table:table-cell table:formula="of:=([.N59]+[.N60]+[.N61]+[.N62]+[.N63])/5" office:value-type="float" office:value="1.11936" calcext:value-type="float">
            <text:p>1,11936</text:p>
          </table:table-cell>
          <table:table-cell table:formula="of:=([.O59]+[.O60]+[.O61]+[.O62]+[.O63])/5" office:value-type="float" office:value="1970" calcext:value-type="float">
            <text:p>1970</text:p>
          </table:table-cell>
          <table:table-cell table:formula="of:=([.P59]+[.P60]+[.P61]+[.P62]+[.P63])/5" office:value-type="float" office:value="1.69945" calcext:value-type="float">
            <text:p>1,69945</text:p>
          </table:table-cell>
          <table:table-cell table:style-name="ce1" table:formula="of:=([.Q59]+[.Q60]+[.Q61]+[.Q62]+[.Q63])/5" office:value-type="float" office:value="9240417301" calcext:value-type="float">
            <text:p>9240417301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30" office:value-type="float" office:value="0.299106" calcext:value-type="float">
            <text:p>0,299106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0.421761" calcext:value-type="float">
            <text:p>0,421761</text:p>
          </table:table-cell>
          <table:table-cell table:style-name="ce33" office:value-type="float" office:value="11323563" calcext:value-type="float">
            <text:p>11323563</text:p>
          </table:table-cell>
          <table:table-cell office:value-type="float" office:value="4.64259" calcext:value-type="float">
            <text:p>4,64259</text:p>
          </table:table-cell>
          <table:table-cell office:value-type="float" office:value="2887" calcext:value-type="float">
            <text:p>2887</text:p>
          </table:table-cell>
          <table:table-cell office:value-type="float" office:value="6.09451" calcext:value-type="float">
            <text:p>6,09451</text:p>
          </table:table-cell>
          <table:table-cell table:style-name="ce1" office:value-type="float" office:value="72610753527" calcext:value-type="float">
            <text:p>72610753527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1498359" calcext:value-type="float">
            <text:p>11498359</text:p>
          </table:table-cell>
          <table:table-cell office:value-type="float" office:value="2.02544" calcext:value-type="float">
            <text:p>2,02544</text:p>
          </table:table-cell>
          <table:table-cell office:value-type="float" office:value="2315" calcext:value-type="float">
            <text:p>2315</text:p>
          </table:table-cell>
          <table:table-cell office:value-type="float" office:value="3.00303" calcext:value-type="float">
            <text:p>3,00303</text:p>
          </table:table-cell>
          <table:table-cell table:style-name="ce1" office:value-type="float" office:value="45098058" calcext:value-type="float">
            <text:p>45098058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30" office:value-type="float" office:value="0.299106" calcext:value-type="float">
            <text:p>0,299106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0.421761" calcext:value-type="float">
            <text:p>0,421761</text:p>
          </table:table-cell>
          <table:table-cell table:style-name="ce33" office:value-type="float" office:value="11135917" calcext:value-type="float">
            <text:p>11135917</text:p>
          </table:table-cell>
          <table:table-cell office:value-type="float" office:value="4.64259" calcext:value-type="float">
            <text:p>4,64259</text:p>
          </table:table-cell>
          <table:table-cell office:value-type="float" office:value="2887" calcext:value-type="float">
            <text:p>2887</text:p>
          </table:table-cell>
          <table:table-cell office:value-type="float" office:value="6.09451" calcext:value-type="float">
            <text:p>6,09451</text:p>
          </table:table-cell>
          <table:table-cell table:style-name="ce1" office:value-type="float" office:value="156296349" calcext:value-type="float">
            <text:p>156296349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303377037" calcext:value-type="float">
            <text:p>12303377037</text:p>
          </table:table-cell>
          <table:table-cell office:value-type="float" office:value="2.02544" calcext:value-type="float">
            <text:p>2,02544</text:p>
          </table:table-cell>
          <table:table-cell office:value-type="float" office:value="2315" calcext:value-type="float">
            <text:p>2315</text:p>
          </table:table-cell>
          <table:table-cell office:value-type="float" office:value="3.00303" calcext:value-type="float">
            <text:p>3,00303</text:p>
          </table:table-cell>
          <table:table-cell table:style-name="ce1" office:value-type="float" office:value="23044852" calcext:value-type="float">
            <text:p>23044852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30" office:value-type="float" office:value="0.299106" calcext:value-type="float">
            <text:p>0,299106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0.421761" calcext:value-type="float">
            <text:p>0,421761</text:p>
          </table:table-cell>
          <table:table-cell table:style-name="ce33" office:value-type="float" office:value="163831744" calcext:value-type="float">
            <text:p>163831744</text:p>
          </table:table-cell>
          <table:table-cell office:value-type="float" office:value="4.64259" calcext:value-type="float">
            <text:p>4,64259</text:p>
          </table:table-cell>
          <table:table-cell office:value-type="float" office:value="2887" calcext:value-type="float">
            <text:p>2887</text:p>
          </table:table-cell>
          <table:table-cell office:value-type="float" office:value="6.09451" calcext:value-type="float">
            <text:p>6,09451</text:p>
          </table:table-cell>
          <table:table-cell table:style-name="ce1" office:value-type="float" office:value="71676642513" calcext:value-type="float">
            <text:p>7167664251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412516258" calcext:value-type="float">
            <text:p>12412516258</text:p>
          </table:table-cell>
          <table:table-cell office:value-type="float" office:value="2.02544" calcext:value-type="float">
            <text:p>2,02544</text:p>
          </table:table-cell>
          <table:table-cell office:value-type="float" office:value="2315" calcext:value-type="float">
            <text:p>2315</text:p>
          </table:table-cell>
          <table:table-cell office:value-type="float" office:value="3.00303" calcext:value-type="float">
            <text:p>3,00303</text:p>
          </table:table-cell>
          <table:table-cell table:style-name="ce1" office:value-type="float" office:value="23052054136" calcext:value-type="float">
            <text:p>23052054136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30" office:value-type="float" office:value="0.299106" calcext:value-type="float">
            <text:p>0,299106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0.421761" calcext:value-type="float">
            <text:p>0,421761</text:p>
          </table:table-cell>
          <table:table-cell table:style-name="ce33" office:value-type="float" office:value="12674657874" calcext:value-type="float">
            <text:p>12674657874</text:p>
          </table:table-cell>
          <table:table-cell office:value-type="float" office:value="4.64259" calcext:value-type="float">
            <text:p>4,64259</text:p>
          </table:table-cell>
          <table:table-cell office:value-type="float" office:value="2887" calcext:value-type="float">
            <text:p>2887</text:p>
          </table:table-cell>
          <table:table-cell office:value-type="float" office:value="6.09451" calcext:value-type="float">
            <text:p>6,09451</text:p>
          </table:table-cell>
          <table:table-cell table:style-name="ce1" office:value-type="float" office:value="85453664" calcext:value-type="float">
            <text:p>8545366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458611450" calcext:value-type="float">
            <text:p>12458611450</text:p>
          </table:table-cell>
          <table:table-cell office:value-type="float" office:value="2.02544" calcext:value-type="float">
            <text:p>2,02544</text:p>
          </table:table-cell>
          <table:table-cell office:value-type="float" office:value="2315" calcext:value-type="float">
            <text:p>2315</text:p>
          </table:table-cell>
          <table:table-cell office:value-type="float" office:value="3.00303" calcext:value-type="float">
            <text:p>3,00303</text:p>
          </table:table-cell>
          <table:table-cell table:style-name="ce1" office:value-type="float" office:value="41285560" calcext:value-type="float">
            <text:p>4128556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30" office:value-type="float" office:value="0.299106" calcext:value-type="float">
            <text:p>0,299106</text:p>
          </table:table-cell>
          <table:table-cell table:style-name="ce30" office:value-type="float" office:value="962" calcext:value-type="float">
            <text:p>962</text:p>
          </table:table-cell>
          <table:table-cell table:style-name="ce30" office:value-type="float" office:value="0.421761" calcext:value-type="float">
            <text:p>0,421761</text:p>
          </table:table-cell>
          <table:table-cell table:style-name="ce33" office:value-type="float" office:value="11548196" calcext:value-type="float">
            <text:p>11548196</text:p>
          </table:table-cell>
          <table:table-cell office:value-type="float" office:value="4.64259" calcext:value-type="float">
            <text:p>4,64259</text:p>
          </table:table-cell>
          <table:table-cell office:value-type="float" office:value="2887" calcext:value-type="float">
            <text:p>2887</text:p>
          </table:table-cell>
          <table:table-cell office:value-type="float" office:value="6.09451" calcext:value-type="float">
            <text:p>6,09451</text:p>
          </table:table-cell>
          <table:table-cell table:style-name="ce1" office:value-type="float" office:value="72601572645" calcext:value-type="float">
            <text:p>72601572645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436552366" calcext:value-type="float">
            <text:p>12436552366</text:p>
          </table:table-cell>
          <table:table-cell office:value-type="float" office:value="2.02544" calcext:value-type="float">
            <text:p>2,02544</text:p>
          </table:table-cell>
          <table:table-cell office:value-type="float" office:value="2315" calcext:value-type="float">
            <text:p>2315</text:p>
          </table:table-cell>
          <table:table-cell office:value-type="float" office:value="3.00303" calcext:value-type="float">
            <text:p>3,00303</text:p>
          </table:table-cell>
          <table:table-cell table:style-name="ce1" office:value-type="float" office:value="22669401374" calcext:value-type="float">
            <text:p>22669401374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9106" calcext:value-type="float">
            <text:p>0,299106</text:p>
          </table:table-cell>
          <table:table-cell table:style-name="ce9" table:formula="of:=([.C66]+[.C67]+[.C68]+[.C69]+[.C70])/5" office:value-type="float" office:value="962" calcext:value-type="float">
            <text:p>962</text:p>
          </table:table-cell>
          <table:table-cell table:style-name="ce9" table:formula="of:=([.D66]+[.D67]+[.D68]+[.D69]+[.D70])/5" office:value-type="float" office:value="0.421761" calcext:value-type="float">
            <text:p>0,421761</text:p>
          </table:table-cell>
          <table:table-cell table:style-name="ce2" table:formula="of:=([.E66]+[.E67]+[.E68]+[.E69]+[.E70])/5" office:value-type="float" office:value="2574499458.8" calcext:value-type="float">
            <text:p>2574499458,8</text:p>
          </table:table-cell>
          <table:table-cell table:style-name="ce9" table:formula="of:=([.F66]+[.F67]+[.F68]+[.F69]+[.F70])/5" office:value-type="float" office:value="4.64259" calcext:value-type="float">
            <text:p>4,64259</text:p>
          </table:table-cell>
          <table:table-cell table:style-name="ce9" table:formula="of:=([.G66]+[.G67]+[.G68]+[.G69]+[.G70])/5" office:value-type="float" office:value="2887" calcext:value-type="float">
            <text:p>2887</text:p>
          </table:table-cell>
          <table:table-cell table:style-name="ce9" table:formula="of:=([.H66]+[.H67]+[.H68]+[.H69]+[.H70])/5" office:value-type="float" office:value="6.09451" calcext:value-type="float">
            <text:p>6,09451</text:p>
          </table:table-cell>
          <table:table-cell table:style-name="ce2" table:formula="of:=([.I66]+[.I67]+[.I68]+[.I69]+[.I70])/5" office:value-type="float" office:value="43426143739.6" calcext:value-type="float">
            <text:p>43426143739,6</text:p>
          </table:table-cell>
          <table:table-cell table:style-name="ce9" table:formula="of:=([.J66]+[.J67]+[.J68]+[.J69]+[.J70])/5" office:value-type="float" office:value="0.409214" calcext:value-type="float">
            <text:p>0,409214</text:p>
          </table:table-cell>
          <table:table-cell table:style-name="ce9" table:formula="of:=([.K66]+[.K67]+[.K68]+[.K69]+[.K70])/5" office:value-type="float" office:value="1031" calcext:value-type="float">
            <text:p>1031</text:p>
          </table:table-cell>
          <table:table-cell table:style-name="ce9" table:formula="of:=([.L66]+[.L67]+[.L68]+[.L69]+[.L70])/5" office:value-type="float" office:value="0.590219" calcext:value-type="float">
            <text:p>0,590219</text:p>
          </table:table-cell>
          <table:table-cell table:style-name="ce2" table:formula="of:=([.M66]+[.M67]+[.M68]+[.M69]+[.M70])/5" office:value-type="float" office:value="9924511094" calcext:value-type="float">
            <text:p>9924511094</text:p>
          </table:table-cell>
          <table:table-cell table:style-name="ce9" table:formula="of:=([.N66]+[.N67]+[.N68]+[.N69]+[.N70])/5" office:value-type="float" office:value="2.02544" calcext:value-type="float">
            <text:p>2,02544</text:p>
          </table:table-cell>
          <table:table-cell table:style-name="ce9" table:formula="of:=([.O66]+[.O67]+[.O68]+[.O69]+[.O70])/5" office:value-type="float" office:value="2315" calcext:value-type="float">
            <text:p>2315</text:p>
          </table:table-cell>
          <table:table-cell table:style-name="ce9" table:formula="of:=([.P66]+[.P67]+[.P68]+[.P69]+[.P70])/5" office:value-type="float" office:value="3.00303" calcext:value-type="float">
            <text:p>3,00303</text:p>
          </table:table-cell>
          <table:table-cell table:style-name="ce2" table:formula="of:=([.Q66]+[.Q67]+[.Q68]+[.Q69]+[.Q70])/5" office:value-type="float" office:value="9166176796" calcext:value-type="float">
            <text:p>9166176796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48:15.9972638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53:55.330910954</dc:date>
    <meta:editing-duration>PT20M12S</meta:editing-duration>
    <meta:editing-cycles>5</meta:editing-cycles>
    <meta:generator>LibreOffice/6.0.7.3$Linux_X86_64 LibreOffice_project/00m0$Build-3</meta:generator>
    <meta:document-statistic meta:table-count="1" meta:cell-count="1051" meta:object-count="0"/>
  </office:meta>
</office:document-meta>
</file>